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5887*"/>
    </style:style>
    <style:style style:name="Table2.B" style:family="table-column">
      <style:table-column-properties style:rel-column-width="35746*"/>
    </style:style>
    <style:style style:name="Table2.C" style:family="table-column">
      <style:table-column-properties style:rel-column-width="13901*"/>
    </style:style>
  </office:automatic-styles>
  <office:body>
    <office:text>
<text:p text:style-name="Title">The ecological interpretation of probabilistic networks</text:p>


The stochastic nature of ecological interactions has led many biologists to adopt a probabilistic view of ecological networks. Representing species interactions probabilistically (how likely are they to interact?) as opposed to deterministically (do they interact?) allows a better assessment of their spatiotemporal variability and accounts for inherent uncertainties in observations and predictions. However, despite this growing interest in probabilistic networks, general guidelines regarding the estimation and documentation of probabilistic interaction data are still lacking. This is concerning given that their biological interpretation and statistical manipulation are contingent upon the methods and variables used to estimate them. In this contribution, we review how probabilistic interactions are defined in the literature at different spatial scales, from local interactions to regional networks (metawebs), with a strong emphasis on food webs. These definitions are based on the distinction between the realization of an interaction at a specific time and space and its biological feasibility. We show that different network representations have different statistical behaviours when it comes to common ecological applications. Specifically, we argue that local probabilistic networks and metawebs differ in their spatial and temporal scaling of interactions, with potential interactions being scale-independent. This is in contrast with the taxonomic scaling of interactions, which does not qualitatively differ between both types of networks. Moreover, we suggest two approaches to sampling deterministic networks from probabilistic webs that account for these differences and argue that systematic biases arise when directly inferring local networks from subsets of metawebs. To support our arguments, we built a spatiotemporally explicit model of probabilistic interactions and developed different case studies using empirical and simulated data. Overall, our results emphasize the need for better documentation of probabilistic ecological networks, both at the local and regional scales, to inform the appropriate reuse of these data.


<text:h text:style-name="Heading_20_1" text:outline-level="1"><text:bookmark-start text:name="introduction"/>Introduction<text:bookmark-end text:name="introduction"/></text:h>
<text:p text:style-name="First_20_paragraph">Cataloging ecological interactions is a gargantuan task. Regardless of sampling effort, there are practical and biological constraints that hinder our ability to observe all interactions in nature, such as the spatial and temporal uncoupling of species and the large number of potential interactions in a community, of which the vast majority are rare (Jordano 2016). Documenting the location and timing of interactions becomes even more challenging when accounting for the spatiotemporal variability of ecological networks (Poisot <text:span text:style-name="T1">et al.</text:span> 2012, 2015). Indeed, it is now recognized that knowing the biological capacity of two species to interact is necessary but not sufficient for inferring their interaction at a specific time and space. For example, Golubski &amp; Abrams (2011) presented many cases where trophic interactions in food webs depend on the presence or abundance of a third species (e.g., of a more profitable prey species). More generally, a handful of conditions must be satisfied for an interaction to be observed locally. First, both species must have overlapping geographic ranges, i.e. they must co-occur within the region of interest (Blanchet <text:span text:style-name="T1">et al.</text:span> 2020). Then, they must encounter locally. Probabilities of interspecific encounters are typically low, especially for rare species with low relative abundances (Canard <text:span text:style-name="T1">et al.</text:span> 2012). Finally, their traits must be locally compatible (Poisot <text:span text:style-name="T1">et al.</text:span> 2015). This includes their phenology (Olesen <text:span text:style-name="T1">et al.</text:span> 2010; Singer &amp; McBride 2012), behavioral choices (Pulliam 1974; Choh <text:span text:style-name="T1">et al.</text:span> 2012) and phenotypes (Bolnick2011WhyInt; Stouffer <text:span text:style-name="T1">et al.</text:span> (2011); Gravel2013InfFooa). Environmental factors, such as temperature (Angilletta <text:span text:style-name="T1">et al.</text:span> 2004), drought (Woodward <text:span text:style-name="T1">et al.</text:span> 2012), climate change (Gilman <text:span text:style-name="T1">et al.</text:span> 2010; Woodward <text:span text:style-name="T1">et al.</text:span> 2010; Araujo <text:span text:style-name="T1">et al.</text:span> 2011), and habitat modifications (Tylianakis <text:span text:style-name="T1">et al.</text:span> 2007), contribute to this spatiotemporal variability of interactions by impacting species abundance and traits. In this context, it is unsurprising that our knowledge of ecological interactions remains limited (Hortal <text:span text:style-name="T1">et al.</text:span> 2015) despite extensive biodiversity data collection (Schmeller <text:span text:style-name="T1">et al.</text:span> 2015).</text:p>
<text:p text:style-name="Text_20_body">The recognition of the intrinsic variability of species interactions has led ecologists to expand their representation of ecological networks to include a probabilistic view of interactions (Poisot <text:span text:style-name="T1">et al.</text:span> 2016). As opposed to binary deterministic networks, in which interactions are either observed or not, probabilistic networks represent our degree of belief about the realization or feasibility of pairwise interactions at the local or regional scale, respectively. In other words, representing interactions probabilistically considers inherent uncertainties and observation errors associated with ecological data. In the broadest sense, binary networks are also a type of probabilistic network, in which the value of interactions is restrained to <draw:frame draw:style-name="fr1" text:anchor-type="as-char"><draw:object xlink:href="Formula-114/" xlink:type="simple" xlink:show="embed" xlink:actuate="onLoad"/></draw:frame> (non-observed) or <draw:frame draw:style-name="fr1" text:anchor-type="as-char"><draw:object xlink:href="Formula-116/" xlink:type="simple" xlink:show="embed" xlink:actuate="onLoad"/></draw:frame> (observed). In probabilistic networks, only forbidden interactions (Jordano <text:span text:style-name="T1">et al.</text:span> 2003; Olesen <text:span text:style-name="T1">et al.</text:span> 2010) have a probability value of zero (but see Gonzalez-Varo &amp; Traveset 2016). However, <text:span text:style-name="T1">neutral</text:span> forbidden interactions (i.e., improbable interactions between rare species, Canard <text:span text:style-name="T1">et al.</text:span> 2012) could have low probability values in a local network but high probability in a regional network (metaweb) describing the biological capacity of species to interact.</text:p>
<text:p text:style-name="Text_20_body">By accounting for the uncertainty of interactions, probabilistic networks provide a more realistic portrait of species interactions and their emerging structure. This is important given that network structure is one of the major drivers of the functioning, dynamics, and resilience of ecosystems worldwide (Proulx <text:span text:style-name="T1">et al.</text:span> 2005; McCann 2007; McCann 2011; Rooney &amp; McCann 2012). Moreover, the application and development of computational methods in network ecology, which are often based on a probabilistic representation of interactions, can help alleviate the colossal sampling efforts required to document species interactions (Strydom <text:span text:style-name="T1">et al.</text:span> 2021). For example, statistical models can be used to estimate the uncertainty of pairwise interactions (Cirtwill <text:span text:style-name="T1">et al.</text:span> 2019) and the probability of missing (false negatives) and spurious (false positives) interactions (Guimerà &amp; Sales-Pardo 2009). Considering the high rate of false negatives in species interaction data due to the difficulty of witnessing rare interactions (Catchen <text:span text:style-name="T1">et al.</text:span> 2023), these models can inform the identification of priority sampling locations of ecological networks (e.g., Andrade-Pacheco <text:span text:style-name="T1">et al.</text:span> 2020 present an approach to identify priority sampling locations of disease hotspots). Statistical models can also be used to generate network predictions without prior knowledge of pairwise interactions, for instance using body size (Petchey <text:span text:style-name="T1">et al.</text:span> 2008; Gravel <text:span text:style-name="T1">et al.</text:span> 2013), phylogeny (Elmasri <text:span text:style-name="T1">et al.</text:span> 2020; Strydom <text:span text:style-name="T1">et al.</text:span> 2022), or a combination of niche and neutral processes (Bartomeus <text:span text:style-name="T1">et al.</text:span> 2016; Pomeranz <text:span text:style-name="T1">et al.</text:span> 2019) for inference. Topological null models (e.g., Bascompte <text:span text:style-name="T1">et al.</text:span> 2003; Fortuna &amp; Bascompte 2006), which can be used to generate underlying distributions of network measures for null hypothesis significance testing, are other examples of common probabilistic network models. Many measures have been developed to describe the structure (Poisot <text:span text:style-name="T1">et al.</text:span> 2016) and diversity (Ohlmann <text:span text:style-name="T1">et al.</text:span> 2019; Godsoe <text:span text:style-name="T1">et al.</text:span> 2022) of probabilistic networks. These models and measures support the use of this approach for the study of a wide range of ecological questions, from making better predictions of species distribution (Cazelles <text:span text:style-name="T1">et al.</text:span> 2016) to forecasting the impact of climate change on ecological networks (Gilman <text:span text:style-name="T1">et al.</text:span> 2010).</text:p>
<text:p text:style-name="Text_20_body">Despite these advances and opportunities, the lack of clear guidelines on the use of probabilistic interaction data is worrisome, especially for field and computational ecologists who manipulate and generate these numbers. Indeed, beyond methodological challenges encountered when evaluating them, there are important and perhaps more fundamental conceptual challenges when it comes to defining them. To the best of our knowledge, there is currently no data standard that could guide the estimation and documentation of interaction probabilities (Salim <text:span text:style-name="T1">et al.</text:span> 2022 discuss data standards for deterministic mutualistic networks). General guidelines could support more adequate manipulation and integration of interaction data from different sources and prevent ecologists from being misled by ambiguous and often diverging interpretations of probabilistic networks. In this contribution, we aim to take a step back by outlining different ways in which they were defined and used in network ecology and propose an approach to thinking about them. We distinguish two broad categories of probabilistic networks that have different statistical behaviors when applied to key ecological questions: local networks of realized interactions and regional networks (metawebs) of potential interactions. We show that these representations have different ecological and statistical implications, especially regarding the spatial and temporal scaling of interactions and the prediction of binary networks across space. Although we focus on food webs, our observations and advice can be applied to most types of ecological networks, from plant-pollinator to host-parasite networks. Indeed, excepting networks of indirect interactions such as competition and facilitation networks (Kéfi <text:span text:style-name="T1">et al.</text:span> 2015, 2016), most ecological networks describe probabilities of direct interactions, which are conceptually and mathematically analogous to each other regardless of their biological type (e.g., trophic and parasitic interactions). Overall, we argue that probabilistic networks should be better documented, clearly defined in mathematical terms, and used with caution when analyzing ecological interactions.</text:p>
<text:h text:style-name="Heading_20_1" text:outline-level="1"><text:bookmark-start text:name="probabilistic-representations-of-interactions"/>Probabilistic representations of interactions<text:bookmark-end text:name="probabilistic-representations-of-interactions"/></text:h>
<text:p text:style-name="First_20_paragraph">One of the first aspects to take into consideration when estimating or interpreting probabilities of interactions is knowing if they describe potential or realized interactions. A potential interaction is defined as the biological capacity of two taxa to interact (i.e., the probability that they <text:span text:style-name="T1">can</text:span> theoretically interact) whereas a realized interaction refers to the materialization or observation of this interaction in a delineated space and time (i.e., the probability that they interact locally). Here, we use the terms <text:span text:style-name="T1">metaweb</text:span> to designate networks of potential interactions and <text:span text:style-name="T1">local networks</text:span> for those of realized interactions. Metawebs are the network analog of the species pool, where local networks originate from a subset of both species (nodes) and interactions (edges) of the regional metaweb (Saravia <text:span text:style-name="T1">et al.</text:span> 2022). Frequent confusion arises among ecologists over the use of these two terms, especially in a probabilistic context. Indeed, it can be difficult to know when published probabilistic networks describe potential or realized interactions, or when so-called probabilities are in reality <text:span text:style-name="T1">interaction scores</text:span> (i.e., a type of non-probabilistic quantitative interactions). Likewise, probabilistic potential interactions are often used and interpreted as realized interactions (and conversely), which may generate misleading findings when analyzing these data. We believe that a better understanding of the differences, similarities, and relationships between these two probabilistic representations of ecological networks would alleviate interpretation errors and help ecologists use these numbers more appropriately.</text:p>
<text:h text:style-name="Heading_20_2" text:outline-level="2"><text:bookmark-start text:name="pairwise-interactions-the-building-blocks-of-ecological-networks"/>Pairwise interactions: the building blocks of ecological networks<text:bookmark-end text:name="pairwise-interactions-the-building-blocks-of-ecological-networks"/></text:h>
<text:p text:style-name="First_20_paragraph">Local ecological networks and metawebs, like any type of networks, are made of nodes and edges that can be represented at different levels of organization and precision. The basic unit of food webs and other ecological networks are individuals that interact with each other (e.g., by predation, Elton (2001)), forming individual-based networks. The aggregation of these individuals into more or less homogeneous groups (e.g., populations, species, trophic species, families) allows us to represent nodes at broader taxonomic scales, which impacts our interpretation of the properties and behavior of these systems (Guimarães 2020). Moreover, edges linking these nodes can describe a variety of interaction measures. Ecologists have traditionally represented interactions as binary objects that were considered realized after observing at least one individual from group <draw:frame draw:style-name="fr1" text:anchor-type="as-char"><draw:object xlink:href="Formula-118/" xlink:type="simple" xlink:show="embed" xlink:actuate="onLoad"/></draw:frame> interact with at least another individual from group <draw:frame draw:style-name="fr1" text:anchor-type="as-char"><draw:object xlink:href="Formula-120/" xlink:type="simple" xlink:show="embed" xlink:actuate="onLoad"/></draw:frame>. Boolean interactions are actually the result of a Bernoulli process $A_{i,j} \sim {\rm Bernoulli}(P(i \rightarrow j))$, with <draw:frame draw:style-name="fr1" text:anchor-type="as-char"><draw:object xlink:href="Formula-122/" xlink:type="simple" xlink:show="embed" xlink:actuate="onLoad"/></draw:frame> being the probability of interaction between <draw:frame draw:style-name="fr1" text:anchor-type="as-char"><draw:object xlink:href="Formula-124/" xlink:type="simple" xlink:show="embed" xlink:actuate="onLoad"/></draw:frame> and <draw:frame draw:style-name="fr1" text:anchor-type="as-char"><draw:object xlink:href="Formula-126/" xlink:type="simple" xlink:show="embed" xlink:actuate="onLoad"/></draw:frame> that characterizes our limited knowledge of the system and its intrinsic spatiotemporal variability. Depending on the type of networks (local or metaweb), the mathematical formulation and interpretation of stochastic parameters like <draw:frame draw:style-name="fr1" text:anchor-type="as-char"><draw:object xlink:href="Formula-128/" xlink:type="simple" xlink:show="embed" xlink:actuate="onLoad"/></draw:frame> can be linked to environmental and biological factors such as species relative abundance, traits, area, and time (tbl. 1). In these probabilistic network representations in which <draw:frame draw:style-name="fr1" text:anchor-type="as-char"><draw:object xlink:href="Formula-130/" xlink:type="simple" xlink:show="embed" xlink:actuate="onLoad"/></draw:frame> are edge values, the only two possible outcomes are the presence (<draw:frame draw:style-name="fr1" text:anchor-type="as-char"><draw:object xlink:href="Formula-132/" xlink:type="simple" xlink:show="embed" xlink:actuate="onLoad"/></draw:frame>) or absence (<draw:frame draw:style-name="fr1" text:anchor-type="as-char"><draw:object xlink:href="Formula-134/" xlink:type="simple" xlink:show="embed" xlink:actuate="onLoad"/></draw:frame>) of an interaction between each pair of nodes. Observing an interaction between two taxa at a given location and time provides important information that can be used to update previous estimates of <draw:frame draw:style-name="fr1" text:anchor-type="as-char"><draw:object xlink:href="Formula-136/" xlink:type="simple" xlink:show="embed" xlink:actuate="onLoad"/></draw:frame>, informing us on the biological capacity of both taxa to interact and the environmental conditions that enabled them to interact locally.</text:p>
<text:p text:style-name="Text_20_body">Even though binary networks constitute a highly valuable source of ecological information (Pascual <text:span text:style-name="T1">et al.</text:span> 2006), they overlook important factors regarding interaction strengths. These are represented using quantitative interactions, which better describe the energy flows, demographic impacts or frequencies of interactions between nodes (Berlow <text:span text:style-name="T1">et al.</text:span> 2004; Borrett &amp; Scharler 2019), with <draw:frame draw:style-name="fr1" text:anchor-type="as-char"><draw:object xlink:href="Formula-138/" xlink:type="simple" xlink:show="embed" xlink:actuate="onLoad"/></draw:frame> being a natural number <draw:frame draw:style-name="fr1" text:anchor-type="as-char"><draw:object xlink:href="Formula-140/" xlink:type="simple" xlink:show="embed" xlink:actuate="onLoad"/></draw:frame> or a real number <draw:frame draw:style-name="fr1" text:anchor-type="as-char"><draw:object xlink:href="Formula-142/" xlink:type="simple" xlink:show="embed" xlink:actuate="onLoad"/></draw:frame> depending on the measure. For example, they can represent the average number of prey individuals consumed by a predator in a given time period (e.g., the average number of fish in the stomach of a piscivorous species). Because quantitative interactions can describe predation pressure on prey taxa, they can be good estimators of the parameters describing species interactions in a Lotka-Volterra model (e.g., Emmerson &amp; Raffaelli 2004). However, this extra amount of ecological information typically comes at a cost of greater sampling effort or data requirement in predictive models (Strydom <text:span text:style-name="T1">et al.</text:span> 2021), which can lead to relatively high levels of uncertainties when inferring quantitative networks with limited data. Just like binary networks, the uncertainty and spatiotemporal variability of quantitative interactions can be represented probabilistically, with the difference that quantitative interactions can follow various probability distributions depending on the measure used, the event’s outcome being the value of interaction strength. For instance, quantitative interactions can follow a Poisson distribution $A_{i,j} \sim {\rm Poisson}(\lambda_{i \rightarrow j})$ when predicting frequencies of interactions between pairs of nodes, with <draw:frame draw:style-name="fr1" text:anchor-type="as-char"><draw:object xlink:href="Formula-144/" xlink:type="simple" xlink:show="embed" xlink:actuate="onLoad"/></draw:frame> being the expected rate at which individuals of taxa <draw:frame draw:style-name="fr1" text:anchor-type="as-char"><draw:object xlink:href="Formula-146/" xlink:type="simple" xlink:show="embed" xlink:actuate="onLoad"/></draw:frame> and <draw:frame draw:style-name="fr1" text:anchor-type="as-char"><draw:object xlink:href="Formula-148/" xlink:type="simple" xlink:show="embed" xlink:actuate="onLoad"/></draw:frame> interact (e.g., the average number of prey <draw:frame draw:style-name="fr1" text:anchor-type="as-char"><draw:object xlink:href="Formula-150/" xlink:type="simple" xlink:show="embed" xlink:actuate="onLoad"/></draw:frame> consumed by all predators <draw:frame draw:style-name="fr1" text:anchor-type="as-char"><draw:object xlink:href="Formula-152/" xlink:type="simple" xlink:show="embed" xlink:actuate="onLoad"/></draw:frame>). The Poisson distribution can also be 0-inflated when considering non-interacting taxa, which constitute the majority of taxa pairs in most local networks due to their typically high sparseness (Jordano 2016). Because of the methodological difficulties typically encountered when building deterministic quantitative networks, binary networks, which are easier to sample (Jordano 2016) and predict (Strydom <text:span text:style-name="T1">et al.</text:span> 2021), are much more documented and modeled in the literature. Moreover, most published probabilistic networks and methods describe Bernoulli interactions, which underlines the need for better guidelines regarding the interpretation and manipulation of these types of networks. For these reasons, our primary focus in this contribution will be on addressing the challenges in estimating and using Bernoulli interactions, in both probabilistic local networks and metawebs.</text:p>
<text:h text:style-name="Heading_20_2" text:outline-level="2"><text:bookmark-start text:name="local-networks-communities-interacting-in-space-and-time"/>Local networks: communities interacting in space and time<text:bookmark-end text:name="local-networks-communities-interacting-in-space-and-time"/></text:h>
<text:p text:style-name="First_20_paragraph">As opposed to metawebs, probabilistic local networks describe how likely taxa are to interact at a given location and time period (i.e., they are context-dependent). In local networks, edges commonly represent our degree of belief that two taxa interact in nature, but can also document the probability of <text:span text:style-name="T1">observing</text:span> this interaction (Catchen <text:span text:style-name="T1">et al.</text:span> 2023). For example, Kopelke <text:span text:style-name="T1">et al.</text:span> (2017) assembled a dataset of deterministic local European food webs of willow-galling sawflies and their natural enemies, clearly referencing each food web in space and time. Because of its large number of replicated samples, this dataset can be used to infer the probability of locally observing an interaction between a pair of taxa (Gravel <text:span text:style-name="T1">et al.</text:span> 2019). More generally, we define space as the geographic coordinates <draw:frame draw:style-name="fr1" text:anchor-type="as-char"><draw:object xlink:href="Formula-154/" xlink:type="simple" xlink:show="embed" xlink:actuate="onLoad"/></draw:frame> of the spatial boundaries delineating the system (sampled or targeted) and time as the time interval during which interactions were sampled or for which they were predicted. Given that space and time are in reality continuous variables, the probability that an interaction occurs within a particular spatial and temporal setting is given by the integral of the probability density function describing the relative likelihood that this interaction is realized at any specific and infinitely small location and time. Therefore, the edge value could represent a probability density or a probability mass depending on how space and time are measured. For simplicity reasons, we will consider space and time as discrete dimensions that provide actual probabilities of interactions, which is conform to how ecological interactions are usually sampled. Using space and time intervals allows us to measure an area <draw:frame draw:style-name="fr1" text:anchor-type="as-char"><draw:object xlink:href="Formula-156/" xlink:type="simple" xlink:show="embed" xlink:actuate="onLoad"/></draw:frame> and duration <draw:frame draw:style-name="fr1" text:anchor-type="as-char"><draw:object xlink:href="Formula-158/" xlink:type="simple" xlink:show="embed" xlink:actuate="onLoad"/></draw:frame>, which can be directly used in spatiotemporal analyses of ecological networks. For example, when studying network-area relationships (NAR, Galiana <text:span text:style-name="T1">et al.</text:span> 2018), we should expect local probabilities of interactions to scale with area and duration because taxa have more opportunities to interact.</text:p>
<text:p text:style-name="Text_20_body">The probability that two taxa <draw:frame draw:style-name="fr1" text:anchor-type="as-char"><draw:object xlink:href="Formula-160/" xlink:type="simple" xlink:show="embed" xlink:actuate="onLoad"/></draw:frame> and <draw:frame draw:style-name="fr1" text:anchor-type="as-char"><draw:object xlink:href="Formula-162/" xlink:type="simple" xlink:show="embed" xlink:actuate="onLoad"/></draw:frame> interact locally can also be conditional on many environmental and biological factors. One of these is their co-occurrence <draw:frame draw:style-name="fr1" text:anchor-type="as-char"><draw:object xlink:href="Formula-164/" xlink:type="simple" xlink:show="embed" xlink:actuate="onLoad"/></draw:frame>, which is usually a Boolean describing if the geographic distribution of both taxa overlaps within the study area. In local networks, the probability that the interaction is realized must be <draw:frame draw:style-name="fr1" text:anchor-type="as-char"><draw:object xlink:href="Formula-166/" xlink:type="simple" xlink:show="embed" xlink:actuate="onLoad"/></draw:frame> when taxa do not co-occur, i.e. <draw:frame draw:style-name="fr1" text:anchor-type="as-char"><draw:object xlink:href="Formula-168/" xlink:type="simple" xlink:show="embed" xlink:actuate="onLoad"/></draw:frame>. Co-occurrence can also be modeled probabilistically. In that case, it follows a Bernoulli distribution $C_{i,j} \sim {\rm Bernoulli}(P_{i,j}(x, y))$, where the probability of co-occurrence <draw:frame draw:style-name="fr1" text:anchor-type="as-char"><draw:object xlink:href="Formula-170/" xlink:type="simple" xlink:show="embed" xlink:actuate="onLoad"/></draw:frame> can be estimated using species distribution models (e.g., Pollock <text:span text:style-name="T1">et al.</text:span> 2014). More generally, the probability that two taxa interact locally can be obtained by the product of their probability of interaction given co-occurrence with their probability of co-occurrence:</text:p>
<text:p text:style-name="Text_20_body"><text:bookmark-start text:name="eq:co-occur"/><draw:frame draw:style-name="fr2" text:anchor-type="paragraph"><draw:object xlink:href="Formula-172/" xlink:type="simple" xlink:show="embed" xlink:actuate="onLoad"/></draw:frame><text:bookmark-end text:name="eq:co-occur"/></text:p>
<text:p text:style-name="Text_20_body">Other important factors that can impact our estimation of interaction probabilities at the local scale are taxa relative abundance (Canard <text:span text:style-name="T1">et al.</text:span> 2012) and traits (Poisot <text:span text:style-name="T1">et al.</text:span> 2015), as well as environmental factors such as temperature (Angilletta <text:span text:style-name="T1">et al.</text:span> 2004), precipitation (Woodward <text:span text:style-name="T1">et al.</text:span> 2012), habitat structure (Klecka &amp; Boukal 2014), and presence of other interacting taxa in the network (Kéfi <text:span text:style-name="T1">et al.</text:span> 2012; Pilosof <text:span text:style-name="T1">et al.</text:span> 2017). Here, we will use the variable <draw:frame draw:style-name="fr1" text:anchor-type="as-char"><draw:object xlink:href="Formula-174/" xlink:type="simple" xlink:show="embed" xlink:actuate="onLoad"/></draw:frame> to describe the biological and ecological context in which interaction probabilities were estimated. For example, if a research team conducts a mesocosm experiment to estimate interaction probabilities between predators and prey with and without shelters, <draw:frame draw:style-name="fr1" text:anchor-type="as-char"><draw:object xlink:href="Formula-176/" xlink:type="simple" xlink:show="embed" xlink:actuate="onLoad"/></draw:frame> would represent the presence or absence of these shelters. Like co-occurrence, <draw:frame draw:style-name="fr1" text:anchor-type="as-char"><draw:object xlink:href="Formula-178/" xlink:type="simple" xlink:show="embed" xlink:actuate="onLoad"/></draw:frame> can also be modeled probabilistically when the stochasticity or uncertainty of environmental and biological factors is considered. In sum, <draw:frame draw:style-name="fr1" text:anchor-type="as-char"><draw:object xlink:href="Formula-180/" xlink:type="simple" xlink:show="embed" xlink:actuate="onLoad"/></draw:frame> represents all ecological and biological variables that were taken into consideration when measuring interaction probabilities and is, therefore, a subset of all factors actually impacting ecological interactions.</text:p>
<text:p text:style-name="Text_20_body">The probability that two taxa <draw:frame draw:style-name="fr1" text:anchor-type="as-char"><draw:object xlink:href="Formula-182/" xlink:type="simple" xlink:show="embed" xlink:actuate="onLoad"/></draw:frame> and <draw:frame draw:style-name="fr1" text:anchor-type="as-char"><draw:object xlink:href="Formula-184/" xlink:type="simple" xlink:show="embed" xlink:actuate="onLoad"/></draw:frame> interact in a local network <draw:frame draw:style-name="fr1" text:anchor-type="as-char"><draw:object xlink:href="Formula-186/" xlink:type="simple" xlink:show="embed" xlink:actuate="onLoad"/></draw:frame> can thus be conditional on the area <draw:frame draw:style-name="fr1" text:anchor-type="as-char"><draw:object xlink:href="Formula-188/" xlink:type="simple" xlink:show="embed" xlink:actuate="onLoad"/></draw:frame>, the time interval <draw:frame draw:style-name="fr1" text:anchor-type="as-char"><draw:object xlink:href="Formula-190/" xlink:type="simple" xlink:show="embed" xlink:actuate="onLoad"/></draw:frame>, their co-occurrence <draw:frame draw:style-name="fr1" text:anchor-type="as-char"><draw:object xlink:href="Formula-192/" xlink:type="simple" xlink:show="embed" xlink:actuate="onLoad"/></draw:frame> and chosen environmental and biological conditions <draw:frame draw:style-name="fr1" text:anchor-type="as-char"><draw:object xlink:href="Formula-194/" xlink:type="simple" xlink:show="embed" xlink:actuate="onLoad"/></draw:frame>. This gives us the following equation when all these conditions are included in the estimation of interaction probabilities:</text:p>
<text:p text:style-name="Text_20_body"><text:bookmark-start text:name="eq:local"/><draw:frame draw:style-name="fr2" text:anchor-type="paragraph"><draw:object xlink:href="Formula-196/" xlink:type="simple" xlink:show="embed" xlink:actuate="onLoad"/></draw:frame><text:bookmark-end text:name="eq:local"/></text:p>
<text:p text:style-name="Text_20_body">The local context in which probabilities are estimated and the variables that should be taken into consideration depend on the study system, the objective of the study, and the resources available to the researchers. In other words, these variables do not systematically need to be accounted for. However, when they are, they should be specified in the documentation of the data, preferentially in mathematical terms to avoid any confusion in their interpretation and to limit manipulation errors during their re-use. For example, ecologists should be explicit about their consideration of co-occurrence in their estimation of local interaction probabilities. Indeed, it is important to specify if probability values are conditional <draw:frame draw:style-name="fr1" text:anchor-type="as-char"><draw:object xlink:href="Formula-198/" xlink:type="simple" xlink:show="embed" xlink:actuate="onLoad"/></draw:frame> or not <draw:frame draw:style-name="fr1" text:anchor-type="as-char"><draw:object xlink:href="Formula-200/" xlink:type="simple" xlink:show="embed" xlink:actuate="onLoad"/></draw:frame> on co-occurrence since this can significantly impact the interpretation and analysis of the data. In tbl. 1, we present a handful of studies of probabilistic ecological networks and their formulation of probabilistic interactions. This table illustrates the variety of definitions of probabilistic interactions found in the literature and emphasizes the need to carefully describe interaction data before integrating and analyzing them.</text:p>
<text:section text:name="tbl:prob"><text:p text:style-name="TableCaption">Table 1: Interaction probabilities are interpreted differently in metawebs and local networks. Each formula includes different conditional variables and is described in plain text. A non-exhaustive list of studies using these formulas is included, with the variables used specified in parenthes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Formula</text:p>
      </table:table-cell>
      <table:table-cell table:style-name="TableHeaderRowCell" office:value-type="string">
        <text:p text:style-name="Table_20_Heading">Description</text:p>
      </table:table-cell>
      <table:table-cell table:style-name="TableHeaderRowCell" office:value-type="string">
        <text:p text:style-name="P5">Studies</text:p>
      </table:table-cell>
    </table:table-row>
  </table:table-header-rows>
  <table:table-row>
    <table:table-cell table:style-name="TableRowCell" office:value-type="string">
      <text:p text:style-name="Table_20_Contents"><draw:frame draw:style-name="fr1" text:anchor-type="as-char"><draw:object xlink:href="Formula-202/" xlink:type="simple" xlink:show="embed" xlink:actuate="onLoad"/></draw:frame></text:p>
    </table:table-cell>
    <table:table-cell table:style-name="TableRowCell" office:value-type="string">
      <text:p text:style-name="Table_20_Contents">probability that the interaction is biologically feasibl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4/" xlink:type="simple" xlink:show="embed" xlink:actuate="onLoad"/></draw:frame></text:p>
    </table:table-cell>
    <table:table-cell table:style-name="TableRowCell" office:value-type="string">
      <text:p text:style-name="Table_20_Contents">probability that the interaction is realized locally</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6/" xlink:type="simple" xlink:show="embed" xlink:actuate="onLoad"/></draw:frame></text:p>
    </table:table-cell>
    <table:table-cell table:style-name="TableRowCell" office:value-type="string">
      <text:p text:style-name="Table_20_Contents">probability that the interaction is realized locally given network area</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8/" xlink:type="simple" xlink:show="embed" xlink:actuate="onLoad"/></draw:frame></text:p>
    </table:table-cell>
    <table:table-cell table:style-name="TableRowCell" office:value-type="string">
      <text:p text:style-name="Table_20_Contents">probability that the interaction is realized locally given duration</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0/" xlink:type="simple" xlink:show="embed" xlink:actuate="onLoad"/></draw:frame></text:p>
    </table:table-cell>
    <table:table-cell table:style-name="TableRowCell" office:value-type="string">
      <text:p text:style-name="Table_20_Contents">probability that the interaction is realized locally given co-occurrenc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2/" xlink:type="simple" xlink:show="embed" xlink:actuate="onLoad"/></draw:frame></text:p>
    </table:table-cell>
    <table:table-cell table:style-name="TableRowCell" office:value-type="string">
      <text:p text:style-name="Table_20_Contents">probability that the interaction is realized locally given chosen environmental and biological factors</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4/" xlink:type="simple" xlink:show="embed" xlink:actuate="onLoad"/></draw:frame></text:p>
    </table:table-cell>
    <table:table-cell table:style-name="TableRowCell" office:value-type="string">
      <text:p text:style-name="Table_20_Contents">probability that the interaction is realized locally given many conditional factors</text:p>
    </table:table-cell>
    <table:table-cell table:style-name="TableRowCell" office:value-type="string">
    </table:table-cell>
  </table:table-row>
</table:table></text:section>
<text:h text:style-name="Heading_20_2" text:outline-level="2"><text:bookmark-start text:name="metawebs-regional-catalogs-of-interactions"/>Metawebs: regional catalogs of interactions<text:bookmark-end text:name="metawebs-regional-catalogs-of-interactions"/></text:h>
<text:p text:style-name="First_20_paragraph">Metawebs are networks of potential interactions that have been designed for broad spatial, temporal, and taxonomic scales (e.g, species food webs at the continental scale). They represent the probability that two taxa can biologically interact regardless of their co-occurrence and local environmental conditions. Indeed, potential interactions are by definition context-independent, i.e. they are not measured at a specific location and time. In contrast with probabilistic local networks, which represent the stochasticity of interactions occurring in nature, probabilistic metawebs measure our degree of belief in the capacity of two taxa to interact (i.e., the probability that their traits could support an interaction in the right conditions). In other words, potential interactions describe the probability that there exists at least one combination of phenotypes of taxa <draw:frame draw:style-name="fr1" text:anchor-type="as-char"><draw:object xlink:href="Formula-216/" xlink:type="simple" xlink:show="embed" xlink:actuate="onLoad"/></draw:frame> and <draw:frame draw:style-name="fr1" text:anchor-type="as-char"><draw:object xlink:href="Formula-218/" xlink:type="simple" xlink:show="embed" xlink:actuate="onLoad"/></draw:frame> that can interact with each other if they were to encounter. This probability of interaction, in a metaweb <draw:frame draw:style-name="fr1" text:anchor-type="as-char"><draw:object xlink:href="Formula-220/" xlink:type="simple" xlink:show="embed" xlink:actuate="onLoad"/></draw:frame>, can be expressed as</text:p>
<text:p text:style-name="Text_20_body"><text:bookmark-start text:name="eq:metaweb"/><draw:frame draw:style-name="fr2" text:anchor-type="paragraph"><draw:object xlink:href="Formula-222/" xlink:type="simple" xlink:show="embed" xlink:actuate="onLoad"/></draw:frame><text:bookmark-end text:name="eq:metaweb"/></text:p>
<text:p text:style-name="Text_20_body">which, in contrast with eq. 2, is not conditional on any spatial, temporal, or environmental variables (tbl. 1).</text:p>
<text:p text:style-name="Text_20_body">Starting from a selected set of taxa, which are usually distributed within a broad region of interest, metawebs can be built using different data sources, including literature review, fieldwork, and predictive models (e.g., the metaweb of Canadian mammals inferred by Strydom <text:span text:style-name="T1">et al.</text:span> 2022). Every pair of taxa that have confidently been observed to interact at least once can be given a probability of <draw:frame draw:style-name="fr1" text:anchor-type="as-char"><draw:object xlink:href="Formula-224/" xlink:type="simple" xlink:show="embed" xlink:actuate="onLoad"/></draw:frame> (i.e., <draw:frame draw:style-name="fr1" text:anchor-type="as-char"><draw:object xlink:href="Formula-226/" xlink:type="simple" xlink:show="embed" xlink:actuate="onLoad"/></draw:frame>) since we know that they <text:span text:style-name="T1">can</text:span> interact. This is usually not the case in local probabilistic networks, in which probabilities usually remain stochastic (i.e., <draw:frame draw:style-name="fr1" text:anchor-type="as-char"><draw:object xlink:href="Formula-228/" xlink:type="simple" xlink:show="embed" xlink:actuate="onLoad"/></draw:frame>) after empirically observing interactions because of their intrinsic spatiotemporal variability. Similarly, although rare interactions typically have low probabilities in local networks, they can have high probabilities in metawebs if the traits of both taxa match. On the other hand, interactions that were never observed can have low probability values in both metawebs and local networks, going as low as <draw:frame draw:style-name="fr1" text:anchor-type="as-char"><draw:object xlink:href="Formula-230/" xlink:type="simple" xlink:show="embed" xlink:actuate="onLoad"/></draw:frame> for forbidden links. However, because of observation errors due to taxonomic misidentifications and ecological misinterpretations (e.g., due to cryptic species and interactions, Pringle &amp; Hutchinson (2020)), many observations of interactions are actually false positives. Similarly, forbidden interactions can be false negatives in metawebs, e.g. if they have been assessed for specific phenotypes, locations or time. Implementing a Bayesian framework, which updates prior probabilities with empirical data (e.g., Bartomeus <text:span text:style-name="T1">et al.</text:span> (2016), Cirtwill <text:span text:style-name="T1">et al.</text:span> (2019)), could improve our estimation of interaction probabilities in both systems.</text:p>
<text:h text:style-name="Heading_20_1" text:outline-level="1"><text:bookmark-start text:name="statistical-behaviors-of-probabilistic-networks"/>Statistical behaviors of probabilistic networks<text:bookmark-end text:name="statistical-behaviors-of-probabilistic-networks"/></text:h>
<text:p text:style-name="First_20_paragraph">The differences in the mathematical formulations of local and potential interactions can affect their statistical behaviors when applied to key ecological questions. These disparities must therefore be taken into account when analyzing probabilistic interaction data to prevent misleading results and minimize interpretation errors. Here we show four common applications of probabilistic interactions and compare the characteristics of local networks and metawebs using simulated and empirical data.</text:p>
<text:h text:style-name="Heading_20_2" text:outline-level="2"><text:bookmark-start text:name="taxonomic-scaling-of-interactions"/>Taxonomic scaling of interactions<text:bookmark-end text:name="taxonomic-scaling-of-interactions"/></text:h>
<text:p text:style-name="First_20_paragraph">Probabilistic networks can be used to address a wide range of ecological questions based on their level of organization. For example, the assemblage of interactions across ecological scales can be studied using species-based networks, whereas clade-based networks can be used to study macroevolutionary processes (e.g., Gomez <text:span text:style-name="T1">et al.</text:span> 2010). Because our interpretation of the properties and dynamics of ecological networks depends on their taxonomic scale (Guimarães 2020), examining the phylogenetic scaling of network structure is also a promising research avenue. Analyzing the same system at different taxonomic scales can thus provide meaningful and complementary ecological information and is, in our perspective, best conducted using probabilistic networks.</text:p>
<text:p text:style-name="Text_20_body">There is no qualitative difference in the taxonomic scaling of local networks compared to metawebs because only the nodes are defined taxonomically. In other words, the edge probability values of local networks (eq. 2) and metawebs (eq. 3) are not conditional on any taxonomic scale. It is the definition of the event itself (i.e., the interaction of the two taxa) that has a given phylogenetic scale, not their conditional variables. In both types of networks, shifting to a broader level of organization can be directly done using probabilities at finer scales. For example, if we have a network of <draw:frame draw:style-name="fr1" text:anchor-type="as-char"><draw:object xlink:href="Formula-232/" xlink:type="simple" xlink:show="embed" xlink:actuate="onLoad"/></draw:frame> species from genus <draw:frame draw:style-name="fr1" text:anchor-type="as-char"><draw:object xlink:href="Formula-234/" xlink:type="simple" xlink:show="embed" xlink:actuate="onLoad"/></draw:frame> and <draw:frame draw:style-name="fr1" text:anchor-type="as-char"><draw:object xlink:href="Formula-236/" xlink:type="simple" xlink:show="embed" xlink:actuate="onLoad"/></draw:frame> species from genus <draw:frame draw:style-name="fr1" text:anchor-type="as-char"><draw:object xlink:href="Formula-238/" xlink:type="simple" xlink:show="embed" xlink:actuate="onLoad"/></draw:frame>, we can calculate the probability that at least one species from genus <draw:frame draw:style-name="fr1" text:anchor-type="as-char"><draw:object xlink:href="Formula-240/" xlink:type="simple" xlink:show="embed" xlink:actuate="onLoad"/></draw:frame> interact with at least one species from genus <draw:frame draw:style-name="fr1" text:anchor-type="as-char"><draw:object xlink:href="Formula-242/" xlink:type="simple" xlink:show="embed" xlink:actuate="onLoad"/></draw:frame> as follows:</text:p>
<text:p text:style-name="Text_20_body"><text:bookmark-start text:name="eq:taxo"/><draw:frame draw:style-name="fr2" text:anchor-type="paragraph"><draw:object xlink:href="Formula-244/" xlink:type="simple" xlink:show="embed" xlink:actuate="onLoad"/></draw:frame><text:bookmark-end text:name="eq:taxo"/></text:p>
<text:p text:style-name="Text_20_body">where <draw:frame draw:style-name="fr1" text:anchor-type="as-char"><draw:object xlink:href="Formula-246/" xlink:type="simple" xlink:show="embed" xlink:actuate="onLoad"/></draw:frame> and <draw:frame draw:style-name="fr1" text:anchor-type="as-char"><draw:object xlink:href="Formula-248/" xlink:type="simple" xlink:show="embed" xlink:actuate="onLoad"/></draw:frame> are the species of the corresponding genus. Knowing that two species interact (i.e., <draw:frame draw:style-name="fr1" text:anchor-type="as-char"><draw:object xlink:href="Formula-250/" xlink:type="simple" xlink:show="embed" xlink:actuate="onLoad"/></draw:frame>) gives a probability of genus interaction of <draw:frame draw:style-name="fr1" text:anchor-type="as-char"><draw:object xlink:href="Formula-252/" xlink:type="simple" xlink:show="embed" xlink:actuate="onLoad"/></draw:frame>. Canard <text:span text:style-name="T1">et al.</text:span> (2012) built a species-based network from neutrally simulated interactions between individuals using a similar approach. In contrast, more sophisticated models need to be built when shifting to a finer level of organization. Indeed, knowing that two genera interact does not imply that all of their pairwise species combinations can also interact. One could, for example, build a finer-scale network by generating probabilities of species interactions by randomly sampling them from a beta distribution parametrized by the broader-scale network.</text:p>
<text:p text:style-name="Text_20_body">Ideally, the biological interpretation of probabilistic interactions should not differ across a network even if it has heterogenous levels of organization, i.e. if different nodes are represented at different taxonomic scales (e.g., a network composed of species and trophic species). This is frequent in ecological networks where taxonomic resolution is typically low (Hemprich-Bennett <text:span text:style-name="T1">et al.</text:span> 2021; Vázquez <text:span text:style-name="T1">et al.</text:span> 2022). Broader-scale interactions should be based on probabilities of interactions between individuals, either at the local or regional scale. For example, in local individual-based food webs, the probability that two individuals interact represents the degree of belief that one individual will actually consume the other. Similarly, in local species-based food webs, the probability that two species interact represents the degree of belief that at least one individual from the predator species consumes at least another individual from the prey species. Moreover, in local clade-based food webs, the probability that two clades interact represents the degree of belief that at least two species from these clades interact with each other or, equivalently, that at least two individuals from these clades interact with each other. Fundamentally, the taxonomic scaling of interactions is an aggregation of interactions between individuals into larger groups, which could be more or less homogeneous depending on the organisms and the study system. This type of scaling is analogous to the spatial and temporal scaling of interactions to the extent that they represent different ways to aggregate individuals into broader groups, either spatially, temporally, or taxonomically.</text:p>
<text:h text:style-name="Heading_20_2" text:outline-level="2"><text:bookmark-start text:name="spatial-and-temporal-scaling-of-interactions"/>Spatial and temporal scaling of interactions<text:bookmark-end text:name="spatial-and-temporal-scaling-of-interactions"/></text:h>
<text:p text:style-name="First_20_paragraph">The study of network-area relationships (NARs) and interaction accumulation curves (IACs) are important realms of research in network ecology. Firstly, NARs describe the scaling of network properties (such as modularity and trophic chain lengths) with spatial scale (e.g., Wood <text:span text:style-name="T1">et al.</text:span> 2015; Galiana <text:span text:style-name="T1">et al.</text:span> 2018). The variation of network structure across spatial scales can be the result of the scaling of species richness (species-area relationships, SARs) and the number of interactions (Brose <text:span text:style-name="T1">et al.</text:span> 2004) with the area sampled, but can also be due to ecological processes (e.g., spatial variability in community composition and extinction and colonization events) occurring at different scales (Galiana <text:span text:style-name="T1">et al.</text:span> 2018). Secondly, IACs describe the scaling of the number of interactions observed with sampling effort (Jordano 2016), which can impact many measures of network structure such as connectance (McLeod <text:span text:style-name="T1">et al.</text:span> 2021). Beyond sampling effort, the temporal scaling of interactions describes how network structure changes with the duration of the network (Poisot <text:span text:style-name="T1">et al.</text:span> 2012) given that different interactions are occurring through time. Because probabilistic local networks can assess the spatiotemporal variability of interactions (eq. 2), they are useful tools to develop and test different equations of the scaling of network structure with space and time.</text:p>
<text:p text:style-name="Text_20_body">Metawebs and local networks intrinsically differ in their relationship to spatial and temporal scales. On one hand, because probabilistic metawebs are context-independent, potential interactions do not scale with space and time since they depend solely on the biological capacity of the two taxa to interact, regardless of any particular environmental conditions. This suggests that the probability that two taxa can potentially interact should theoretically be the same in all metawebs in which they are present, provided that the data and methods used to estimate them are the same. As a result, if a potential network <draw:frame draw:style-name="fr1" text:anchor-type="as-char"><draw:object xlink:href="Formula-254/" xlink:type="simple" xlink:show="embed" xlink:actuate="onLoad"/></draw:frame> is subsampled from a regional metaweb <draw:frame draw:style-name="fr1" text:anchor-type="as-char"><draw:object xlink:href="Formula-256/" xlink:type="simple" xlink:show="embed" xlink:actuate="onLoad"/></draw:frame> to represent the potential interactions between a subset of taxa found in a smaller region, their probabilities of interaction should be identical regardless of scale, i.e. <draw:frame draw:style-name="fr1" text:anchor-type="as-char"><draw:object xlink:href="Formula-258/" xlink:type="simple" xlink:show="embed" xlink:actuate="onLoad"/></draw:frame>. On the other hand, local ecological networks scale both spatially and temporally since interactions have more opportunities to be realized and observed in a larger area and duration (e.g., more individuals, more trait variations, more chance of encounter; McLeod <text:span text:style-name="T1">et al.</text:span> (2020)). For example, if a local probabilistic network <draw:frame draw:style-name="fr1" text:anchor-type="as-char"><draw:object xlink:href="Formula-260/" xlink:type="simple" xlink:show="embed" xlink:actuate="onLoad"/></draw:frame> of area <draw:frame draw:style-name="fr1" text:anchor-type="as-char"><draw:object xlink:href="Formula-262/" xlink:type="simple" xlink:show="embed" xlink:actuate="onLoad"/></draw:frame> is obtained from a larger network <draw:frame draw:style-name="fr1" text:anchor-type="as-char"><draw:object xlink:href="Formula-264/" xlink:type="simple" xlink:show="embed" xlink:actuate="onLoad"/></draw:frame> of area <draw:frame draw:style-name="fr1" text:anchor-type="as-char"><draw:object xlink:href="Formula-266/" xlink:type="simple" xlink:show="embed" xlink:actuate="onLoad"/></draw:frame>, with <draw:frame draw:style-name="fr1" text:anchor-type="as-char"><draw:object xlink:href="Formula-268/" xlink:type="simple" xlink:show="embed" xlink:actuate="onLoad"/></draw:frame> being completely nested within <draw:frame draw:style-name="fr1" text:anchor-type="as-char"><draw:object xlink:href="Formula-270/" xlink:type="simple" xlink:show="embed" xlink:actuate="onLoad"/></draw:frame>, interaction probabilities should be smaller in the smaller network, i.e. <draw:frame draw:style-name="fr1" text:anchor-type="as-char"><draw:object xlink:href="Formula-272/" xlink:type="simple" xlink:show="embed" xlink:actuate="onLoad"/></draw:frame>. However, if <draw:frame draw:style-name="fr1" text:anchor-type="as-char"><draw:object xlink:href="Formula-274/" xlink:type="simple" xlink:show="embed" xlink:actuate="onLoad"/></draw:frame> and <draw:frame draw:style-name="fr1" text:anchor-type="as-char"><draw:object xlink:href="Formula-276/" xlink:type="simple" xlink:show="embed" xlink:actuate="onLoad"/></draw:frame> are disjoint, interaction probabilities could be incidentally higher in the smaller area depending on their environmental and biological conditions. Similarly, interaction probabilities should be smaller in networks of shorter durations if time intervals are nested. Statistical models, such as network-area relationships and interaction accumulation curves, can be used to generate estimates of local probabilities of interactions across spatial and temporal scales.</text:p>
<text:h text:style-name="Heading_20_4" text:outline-level="4"><text:bookmark-start text:name="a-spatiotemporally-explicit-model-of-probabilistic-interactions"/>A spatiotemporally explicit model of probabilistic interactions<text:bookmark-end text:name="a-spatiotemporally-explicit-model-of-probabilistic-interactions"/></text:h>
<text:p text:style-name="First_20_paragraph">The variability of species interactions spurred the development of methods aiming at predicting ecological networks at fine spatial and temporal scales. For example, Bohan <text:span text:style-name="T1">et al.</text:span> (2017) proposed a framework to reconstruct networks in real time using continuous biomonitoring. Here, we will build on these studies by proposing a simple model to make probabilistic local networks spatiotemporally explicit. These types of models could prove useful when inferring food webs across time and space from sparse data. However, they are not suitable for metawebs, which are static objects.</text:p>
<text:p text:style-name="Text_20_body">One way that probabilistic food webs can be made spatiotemporally explicit is by modelling interactions between co-occurring species as a Poisson process with rate <draw:frame draw:style-name="fr1" text:anchor-type="as-char"><draw:object xlink:href="Formula-278/" xlink:type="simple" xlink:show="embed" xlink:actuate="onLoad"/></draw:frame>. Specifically, if the total observation time for a location is <draw:frame draw:style-name="fr1" text:anchor-type="as-char"><draw:object xlink:href="Formula-280/" xlink:type="simple" xlink:show="embed" xlink:actuate="onLoad"/></draw:frame>, the probability that two co-occurring species <draw:frame draw:style-name="fr1" text:anchor-type="as-char"><draw:object xlink:href="Formula-282/" xlink:type="simple" xlink:show="embed" xlink:actuate="onLoad"/></draw:frame> and <draw:frame draw:style-name="fr1" text:anchor-type="as-char"><draw:object xlink:href="Formula-284/" xlink:type="simple" xlink:show="embed" xlink:actuate="onLoad"/></draw:frame> will interact during this time period is <draw:frame draw:style-name="fr1" text:anchor-type="as-char"><draw:object xlink:href="Formula-286/" xlink:type="simple" xlink:show="embed" xlink:actuate="onLoad"/></draw:frame>, which approaches <draw:frame draw:style-name="fr1" text:anchor-type="as-char"><draw:object xlink:href="Formula-288/" xlink:type="simple" xlink:show="embed" xlink:actuate="onLoad"/></draw:frame> when <draw:frame draw:style-name="fr1" text:anchor-type="as-char"><draw:object xlink:href="Formula-290/" xlink:type="simple" xlink:show="embed" xlink:actuate="onLoad"/></draw:frame>. The value of the parameter <draw:frame draw:style-name="fr1" text:anchor-type="as-char"><draw:object xlink:href="Formula-292/" xlink:type="simple" xlink:show="embed" xlink:actuate="onLoad"/></draw:frame> could be estimated using prior data on interaction strengths, if available. Additionally, we can estimate the probability of co-occurrence at location <draw:frame draw:style-name="fr1" text:anchor-type="as-char"><draw:object xlink:href="Formula-294/" xlink:type="simple" xlink:show="embed" xlink:actuate="onLoad"/></draw:frame> with <draw:frame draw:style-name="fr1" text:anchor-type="as-char"><draw:object xlink:href="Formula-296/" xlink:type="simple" xlink:show="embed" xlink:actuate="onLoad"/></draw:frame>, where <draw:frame draw:style-name="fr1" text:anchor-type="as-char"><draw:object xlink:href="Formula-298/" xlink:type="simple" xlink:show="embed" xlink:actuate="onLoad"/></draw:frame> and <draw:frame draw:style-name="fr1" text:anchor-type="as-char"><draw:object xlink:href="Formula-300/" xlink:type="simple" xlink:show="embed" xlink:actuate="onLoad"/></draw:frame> are respectively the probabilities of occurrence of species <draw:frame draw:style-name="fr1" text:anchor-type="as-char"><draw:object xlink:href="Formula-302/" xlink:type="simple" xlink:show="embed" xlink:actuate="onLoad"/></draw:frame> and <draw:frame draw:style-name="fr1" text:anchor-type="as-char"><draw:object xlink:href="Formula-304/" xlink:type="simple" xlink:show="embed" xlink:actuate="onLoad"/></draw:frame> and <draw:frame draw:style-name="fr1" text:anchor-type="as-char"><draw:object xlink:href="Formula-306/" xlink:type="simple" xlink:show="embed" xlink:actuate="onLoad"/></draw:frame> is the strength of association between occurrence and co-occurrence, as defined in Cazelles <text:span text:style-name="T1">et al.</text:span> (2016). Note that in empirical networks, <draw:frame draw:style-name="fr1" text:anchor-type="as-char"><draw:object xlink:href="Formula-308/" xlink:type="simple" xlink:show="embed" xlink:actuate="onLoad"/></draw:frame> is typically <draw:frame draw:style-name="fr1" text:anchor-type="as-char"><draw:object xlink:href="Formula-310/" xlink:type="simple" xlink:show="embed" xlink:actuate="onLoad"/></draw:frame> (Catchen <text:span text:style-name="T1">et al.</text:span> 2023). The observation of this interaction would thus follow a Bernoulli distribution with parameter <draw:frame draw:style-name="fr1" text:anchor-type="as-char"><draw:object xlink:href="Formula-312/" xlink:type="simple" xlink:show="embed" xlink:actuate="onLoad"/></draw:frame>. This simple model could be customized in many ways, e.g. by linking <draw:frame draw:style-name="fr1" text:anchor-type="as-char"><draw:object xlink:href="Formula-314/" xlink:type="simple" xlink:show="embed" xlink:actuate="onLoad"/></draw:frame> with given environmental variables or by adding in observation errors (i.e., probability of false negatives and false positives; Catchen <text:span text:style-name="T1">et al.</text:span> (2023)).</text:p>
<text:h text:style-name="Heading_20_2" text:outline-level="2"><text:bookmark-start text:name="binary-conversion-of-probabilistic-networks-through-random-draws"/>Binary conversion of probabilistic networks through random draws<text:bookmark-end text:name="binary-conversion-of-probabilistic-networks-through-random-draws"/></text:h>
<text:p text:style-name="First_20_paragraph">Another conceptual challenge encountered when using probabilistic food webs is the prediction of Boolean networks across space. Lets take <draw:frame draw:style-name="fr1" text:anchor-type="as-char"><draw:object xlink:href="Formula-316/" xlink:type="simple" xlink:show="embed" xlink:actuate="onLoad"/></draw:frame> grid cells each representing a probabilistic food web. If they contain potential interactions, a single random trial must be conducted for each pairwise interaction across the region (i.e., we should have only one random realization of the regional metaweb). On the contrary, if they represent probabilities of realized interactions, each food web must be independently sampled (i.e., <draw:frame draw:style-name="fr1" text:anchor-type="as-char"><draw:object xlink:href="Formula-318/" xlink:type="simple" xlink:show="embed" xlink:actuate="onLoad"/></draw:frame> independent random draws). This has direct implications on the spatial scaling of interactions. For example, let <draw:frame draw:style-name="fr1" text:anchor-type="as-char"><draw:object xlink:href="Formula-320/" xlink:type="simple" xlink:show="embed" xlink:actuate="onLoad"/></draw:frame> and <draw:frame draw:style-name="fr1" text:anchor-type="as-char"><draw:object xlink:href="Formula-322/" xlink:type="simple" xlink:show="embed" xlink:actuate="onLoad"/></draw:frame> be networks of area <draw:frame draw:style-name="fr1" text:anchor-type="as-char"><draw:object xlink:href="Formula-324/" xlink:type="simple" xlink:show="embed" xlink:actuate="onLoad"/></draw:frame> within a bigger area <draw:frame draw:style-name="fr1" text:anchor-type="as-char"><draw:object xlink:href="Formula-326/" xlink:type="simple" xlink:show="embed" xlink:actuate="onLoad"/></draw:frame> and disjoint from each other, such as <draw:frame draw:style-name="fr1" text:anchor-type="as-char"><draw:object xlink:href="Formula-328/" xlink:type="simple" xlink:show="embed" xlink:actuate="onLoad"/></draw:frame> and <draw:frame draw:style-name="fr1" text:anchor-type="as-char"><draw:object xlink:href="Formula-330/" xlink:type="simple" xlink:show="embed" xlink:actuate="onLoad"/></draw:frame> form <draw:frame draw:style-name="fr1" text:anchor-type="as-char"><draw:object xlink:href="Formula-332/" xlink:type="simple" xlink:show="embed" xlink:actuate="onLoad"/></draw:frame> (think of two contiguous cells that together delineate <draw:frame draw:style-name="fr1" text:anchor-type="as-char"><draw:object xlink:href="Formula-334/" xlink:type="simple" xlink:show="embed" xlink:actuate="onLoad"/></draw:frame>). All other things being equal, we should expect the probability that <draw:frame draw:style-name="fr1" text:anchor-type="as-char"><draw:object xlink:href="Formula-336/" xlink:type="simple" xlink:show="embed" xlink:actuate="onLoad"/></draw:frame> and <draw:frame draw:style-name="fr1" text:anchor-type="as-char"><draw:object xlink:href="Formula-338/" xlink:type="simple" xlink:show="embed" xlink:actuate="onLoad"/></draw:frame> interacts in <draw:frame draw:style-name="fr1" text:anchor-type="as-char"><draw:object xlink:href="Formula-340/" xlink:type="simple" xlink:show="embed" xlink:actuate="onLoad"/></draw:frame> to be <draw:frame draw:style-name="fr1" text:anchor-type="as-char"><draw:object xlink:href="Formula-342/" xlink:type="simple" xlink:show="embed" xlink:actuate="onLoad"/></draw:frame> if <draw:frame draw:style-name="fr1" text:anchor-type="as-char"><draw:object xlink:href="Formula-344/" xlink:type="simple" xlink:show="embed" xlink:actuate="onLoad"/></draw:frame> and <draw:frame draw:style-name="fr1" text:anchor-type="as-char"><draw:object xlink:href="Formula-346/" xlink:type="simple" xlink:show="embed" xlink:actuate="onLoad"/></draw:frame> are independently sampled. This also implies that we should expect interactions to be realized in a certain number of local networks depending on the probability value, which is not the case with metawebs. Note that spatial auto-correlation and the concept of meta-network (i.e., networks of networks) could invalidate the statistical assumption of independence. Nevertheless, the fundamental difference in sampling metawebs and local networks stands even when considering these factors. This difference in sampling further sheds light on the importance of clearly defining interaction probabilities. What we consider as a <text:span text:style-name="T1">Bernoulli trial</text:span>, when randomly drawing deterministic networks from probabilistic food webs, depends on our biological interpretation of these probabilities.</text:p>
<text:p text:style-name="Text_20_body">Quantitative interactions can be converted to probabilistic interactions by normalizing.</text:p>
<text:h text:style-name="Heading_20_2" text:outline-level="2"><text:bookmark-start text:name="prediction-of-local-networks-from-probabilistic-metawebs"/>Prediction of local networks from probabilistic metawebs<text:bookmark-end text:name="prediction-of-local-networks-from-probabilistic-metawebs"/></text:h>
<text:p text:style-name="First_20_paragraph">Even though the spatiotemporal variability of interactions is not considered in metawebs, they can still be useful to reconstruct local networks of realized interactions. Indeed, local networks are formed from subsets of their metaweb (called subnetworks), which are obtained by selecting a subset of both species and interactions (Dunne 2006). Because a community’s composition is arguably easier to sample (or predict) than its interactions, the biggest challenge is to sample links from the metaweb. This becomes a conceptual issue when we consider how potential and realized interactions differ. Despite these concerns, metawebs remain an important source of ecological information that can be leveraged for realistically predicting spatially explicit networks. First, metawebs set the upper limit of species interactions (McLeod <text:span text:style-name="T1">et al.</text:span> 2021), i.e. the probability that two species interact at a specific location is always lower or equal to the probability of their potential interaction:</text:p>
<text:p text:style-name="Text_20_body"><text:bookmark-start text:name="eq:switch"/><draw:frame draw:style-name="fr2" text:anchor-type="paragraph"><draw:object xlink:href="Formula-348/" xlink:type="simple" xlink:show="embed" xlink:actuate="onLoad"/></draw:frame><text:bookmark-end text:name="eq:switch"/></text:p>
<text:p text:style-name="Text_20_body">Probabilistic metawebs give limited information on local networks. Additionally, our degree of belief that two taxa have the capacity to interact must be higher than the probability that they will actually interact (or that they will ever interact). This implies that the accumulated probability of realized interactions across all spatial, temporal, and environmental conditions must be lower than the probability of potential interaction, i.e. </text:p>
<text:p text:style-name="Text_20_body"><text:bookmark-start text:name="eq:all"/><draw:frame draw:style-name="fr2" text:anchor-type="paragraph"><draw:object xlink:href="Formula-350/" xlink:type="simple" xlink:show="embed" xlink:actuate="onLoad"/></draw:frame><text:bookmark-end text:name="eq:all"/></text:p>
<text:p text:style-name="Text_20_body">since both taxa might never co-occur or encounter locally.</text:p>
<text:p text:style-name="Text_20_body">Therefore, inferring local networks from their metaweb keeping the same values of interaction probability would generate systematic biases in the prediction. In that case, these networks would instead be called <text:span text:style-name="T1">spatially explicit</text:span> or <text:span text:style-name="T1">local</text:span> metawebs (i.e., smaller-scale networks of potential interactions). Second, the structure of local networks is constrained by the one of their metaweb (Saravia <text:span text:style-name="T1">et al.</text:span> 2022). This suggests that a metaweb not only constrains the pairwise interactions of its corresponding local networks, but also their emerging properties. Inferring the structure of local networks from the metaweb could thus help estimate more realistically the likelihood that potential interactions are realized and observed locally (Strydom <text:span text:style-name="T1">et al.</text:span> 2021).</text:p>
<text:h text:style-name="Heading_20_1" text:outline-level="1"><text:bookmark-start text:name="conclusion"/>Conclusion<text:bookmark-end text:name="conclusion"/></text:h>
<text:p text:style-name="First_20_paragraph">In this contribution, we underlined the importance of network metadata for adequately interpreting and manipulating probabilistic interaction data. Indeed, the mathematical representation of probabilities and their statistical behaviors depend on the type of interactions (local or potential) and the conditions in which they were estimated. We showed that probabilistic local networks and metawebs differ in their relationship to spatial and temporal scales, with potential interactions being scale-independent. In contrast, local interactions are measured in a specific context (e.g., in a given area, time, and biological and environmental conditions) and are conditional on taxa co-occurrence. These important conceptual differences bring to light the need to use probabilistic data with caution, for instance when generating binary network realizations across space and predicting local networks from metawebs. Clear metadata describing the type of interaction and the variables used in their estimation are required to ensure adequate data manipulation. Better data practices and rigorous foundations for probabilistic thinking in network ecology could enable more reliable assessments of the spatiotemporal variability and measurement uncertainty of biotic interactions.</text:p>
<text:h text:style-name="Heading_20_1" text:outline-level="1"><text:bookmark-start text:name="acknowledgment"/>Acknowledgment<text:bookmark-end text:name="acknowledgment"/></text:h>
<text:p text:style-name="First_20_paragraph">We acknowledge that this study was conducted on land within the traditional unceded territory of the Saint Lawrence Iroquoian, Anishinabewaki, Mohawk, Huron-Wendat, and Omàmiwininiwak nations. This work was supported by the Institute for Data Valorisation (IVADO) and the Natural Sciences and Engineering Research Council of Canada (NSERC) Collaborative Research and Training Experience (CREATE) program, through the Computational Biodiversity Science and Services (BIOS²) program. A special thank to all members of the Black Holes and Revelations working group (organized by BIOS²) for their insightful discussions and valuable feedback on this manuscript.</text:p>
<text:h text:style-name="Heading_20_1" text:outline-level="1"><text:bookmark-start text:name="references"/>References<text:bookmark-end text:name="references"/></text:h>
<text:section text:name="refs"><text:section text:name="ref-Andrade-Pacheco2020Finding"><text:p text:style-name="First_20_paragraph">Andrade-Pacheco, R., Rerolle, F., Lemoine, J., Hernandez, L., Meïté, A., Juziwelo, L., <text:span text:style-name="T1">et al.</text:span> (2020). <text:a xlink:type="simple" xlink:href="https://doi.org/10.1038/s41598-020-67666-3" office:name=""><text:span text:style-name="Definition">Finding hotspots: Development of an adaptive spatial sampling approach</text:span></text:a>. <text:span text:style-name="T1">Scientific Reports</text:span>, 10, 10939.</text:p></text:section>
<text:section text:name="ref-Angilletta2004TemGro"><text:p text:style-name="Text_20_body">Angilletta, M.J., Jr., Steury, T.D. &amp; Sears, M.W. (2004). <text:a xlink:type="simple" xlink:href="https://doi.org/10.1093/icb/44.6.498" office:name=""><text:span text:style-name="Definition">Temperature, Growth Rate, and Body Size in Ectotherms: Fitting Pieces of a Life-History Puzzle1</text:span></text:a>. <text:span text:style-name="T1">Integrative and Comparative Biology</text:span>, 44, 498–509.</text:p></text:section>
<text:section text:name="ref-Araujo2011Usinga"><text:p text:style-name="Text_20_body">Araujo, M.B., Rozenfeld, A., Rahbek, C. &amp; Marquet, P.A. (2011). <text:a xlink:type="simple" xlink:href="https://doi.org/10.1111/j.1600-0587.2011.06919.x" office:name=""><text:span text:style-name="Definition">Using species co-occurrence networks to assess the impacts of climate change</text:span></text:a>. <text:span text:style-name="T1">Ecography</text:span>, 34, 897–90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3NesAss"><text:p text:style-name="Text_20_body">Bascompte, J., Jordano, P., Melián, C.J. &amp; Olesen, J.M. (2003). <text:a xlink:type="simple" xlink:href="https://doi.org/10.1073/pnas.1633576100" office:name=""><text:span text:style-name="Definition">The nested assembly of plantanimal mutualistic networks</text:span></text:a>. <text:span text:style-name="T1">Proceedings of the National Academy of Sciences</text:span>, 100, 9383–9387.</text:p></text:section>
<text:section text:name="ref-Berlow2004Interaction"><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lanchet2020Cooccurrencea"><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text:section>
<text:section text:name="ref-Bohan2017Nextgenerationa"><text:p text:style-name="Text_20_body">Bohan, D.A., Vacher, C., Tamaddoni-Nezhad, A., Raybould, A., Dumbrell, A.J. &amp; Woodward, G. (2017). <text:a xlink:type="simple" xlink:href="https://doi.org/10.1016/j.tree.2017.03.001" office:name=""><text:span text:style-name="Definition">Next-Generation Global Biomonitoring: Large-scale, Automated Reconstruction of Ecological Networks</text:span></text:a>. <text:span text:style-name="T1">Trends in Ecology &amp; Evolution</text:span>, 32, 477–487.</text:p></text:section>
<text:section text:name="ref-Borrett2019Walk"><text:p text:style-name="Text_20_body">Borrett, S.R. &amp; Scharler, U.M. (2019). <text:a xlink:type="simple" xlink:href="https://doi.org/10.1016/j.ecolind.2019.105451" office:name=""><text:span text:style-name="Definition">Walk partitions of flow in Ecological Network Analysis: Review and synthesis of methods and indicators</text:span></text:a>. <text:span text:style-name="T1">Ecological Indicators</text:span>, 106, 105451.</text:p></text:section>
<text:section text:name="ref-Brose2004UniSpa"><text:p text:style-name="Text_20_body">Brose, U., Ostling, A., Harrison, K. &amp; Martinez, N.D. (2004). <text:a xlink:type="simple" xlink:href="https://doi.org/10.1038/nature02297" office:name=""><text:span text:style-name="Definition">Unified spatial scaling of species and their trophic interactions</text:span></text:a>. <text:span text:style-name="T1">Nature</text:span>, 428, 167–171.</text:p></text:section>
<text:section text:name="ref-Canard2012Emergencea"><text:p text:style-name="Text_20_body">Canard, E., Mouquet, N., Marescot, L., Gaston, K.J., Gravel, D. &amp; Mouillot, D. (2012). <text:a xlink:type="simple" xlink:href="https://doi.org/10.1371/journal.pone.0038295" office:name=""><text:span text:style-name="Definition">Emergence of Structural Patterns in Neutral Trophic Networks</text:span></text:a>. <text:span text:style-name="T1">PLOS ONE</text:span>, 7, e38295.</text:p></text:section>
<text:section text:name="ref-Catchen2023Missinga"><text:p text:style-name="Text_20_body">Catchen, M.D., Poisot, T., Pollock, L.J. &amp; Gonzalez, A. (2023). The missing link: Discerning true from false negatives when sampling species interaction networks.</text:p></text:section>
<text:section text:name="ref-Cazelles2016Theorya"><text:p text:style-name="Text_20_body">Cazelles, K., Araujo, M.B., Mouquet, N. &amp; Gravel, D. (2016). <text:a xlink:type="simple" xlink:href="https://doi.org/10.1007/s12080-015-0281-9" office:name=""><text:span text:style-name="Definition">A theory for species co-occurrence in interaction networks</text:span></text:a>. <text:span text:style-name="T1">Theoretical Ecology</text:span>, 9, 39–48.</text:p></text:section>
<text:section text:name="ref-Choh2012PreRol"><text:p text:style-name="Text_20_body">Choh, Y., Ignacio, M., Sabelis, M.W. &amp; Janssen, A. (2012). <text:a xlink:type="simple" xlink:href="https://doi.org/10.1038/srep00728" office:name=""><text:span text:style-name="Definition">Predator-prey role reversals, juvenile experience and adult antipredator behaviour</text:span></text:a>. <text:span text:style-name="T1">Scientific Reports</text:span>, 2, 728.</text:p></text:section>
<text:section text:name="ref-Cirtwill2019QuaFra"><text:p text:style-name="Text_20_body">Cirtwill, A.R., Eklöf, A., Roslin, T., Wootton, K. &amp; Gravel, D. (2019). <text:a xlink:type="simple" xlink:href="https://doi.org/10.1111/2041-210X.13180" office:name=""><text:span text:style-name="Definition">A quantitative framework for investigating the reliability of empirical network construction</text:span></text:a>. <text:span text:style-name="T1">Methods in Ecology and Evolution</text:span>, 10, 902–911.</text:p></text:section>
<text:section text:name="ref-Dunne2006Network"><text:p text:style-name="Text_20_body">Dunne, J.A. (2006). The Network Structure of Food Webs. In: <text:span text:style-name="T1">Ecological networks: Linking structure and dynamics</text:span> (eds. Dunne, J.A. &amp; Pascual, M.). Oxford University Press, pp. 27–86.</text:p></text:section>
<text:section text:name="ref-Elmasri2020HieBay"><text:p text:style-name="Text_20_body">Elmasri, M., Farrell, M.J., Davies, T.J. &amp; Stephens, D.A. (2020). <text:a xlink:type="simple" xlink:href="https://doi.org/10.1214/19-AOAS1296" office:name=""><text:span text:style-name="Definition">A hierarchical Bayesian model for predicting ecological interactions using scaled evolutionary relationships</text:span></text:a>. <text:span text:style-name="T1">The Annals of Applied Statistics</text:span>, 14, 221–240.</text:p></text:section>
<text:section text:name="ref-Elton2001Animal"><text:p text:style-name="Text_20_body">Elton, C.S. (2001). <text:span text:style-name="T1">Animal Ecology</text:span>. University of Chicago Press, Chicago, IL.</text:p></text:section>
<text:section text:name="ref-Emmerson2004Predatora"><text:p text:style-name="Text_20_body">Emmerson, M.C. &amp; Raffaelli, D. (2004). <text:a xlink:type="simple" xlink:href="https://doi.org/10.1111/j.0021-8790.2004.00818.x" office:name=""><text:span text:style-name="Definition">Predatorprey body size, interaction strength and the stability of a real food web</text:span></text:a>. <text:span text:style-name="T1">Journal of Animal Ecology</text:span>, 73, 399–409.</text:p></text:section>
<text:section text:name="ref-Fortuna2006HabLos"><text:p text:style-name="Text_20_body">Fortuna, M.A. &amp; Bascompte, J. (2006). <text:a xlink:type="simple" xlink:href="https://doi.org/10.1111/j.1461-0248.2005.00868.x" office:name=""><text:span text:style-name="Definition">Habitat loss and the structure of plantanimal mutualistic networks</text:span></text:a>. <text:span text:style-name="T1">Ecology Letters</text:span>, 9, 281–286.</text:p></text:section>
<text:section text:name="ref-Galiana2018Spatiala"><text:p text:style-name="Text_20_body">Galiana, N., Lurgi, M., Claramunt-López, B., Fortin, M.-J., Leroux, S., Cazelles, K., <text:span text:style-name="T1">et al.</text:span> (2018). <text:a xlink:type="simple" xlink:href="https://doi.org/10.1038/s41559-018-0517-3" office:name=""><text:span text:style-name="Definition">The spatial scaling of species interaction networks</text:span></text:a>. <text:span text:style-name="T1">Nature Ecology &amp; Evolution</text:span>, 2, 782–790.</text:p></text:section>
<text:section text:name="ref-Gilman2010FraCom"><text:p text:style-name="Text_20_body">Gilman, S.E., Urban, M.C., Tewksbury, J., Gilchrist, G.W. &amp; Holt, R.D. (2010). <text:a xlink:type="simple" xlink:href="https://doi.org/10.1016/j.tree.2010.03.002" office:name=""><text:span text:style-name="Definition">A framework for community interactions under climate change</text:span></text:a>. <text:span text:style-name="T1">Trends in Ecology &amp; Evolution</text:span>, 25, 325–331.</text:p></text:section>
<text:section text:name="ref-Godsoe2022Species"><text:p text:style-name="Text_20_body">Godsoe, W., Murray, R. &amp; Iritani, R. (2022). <text:a xlink:type="simple" xlink:href="https://doi.org/10.1111/oik.09282" office:name=""><text:span text:style-name="Definition">Species interactions and diversity: A unified framework using Hill numbers</text:span></text:a>. <text:span text:style-name="T1">Oikos</text:span>, n/a, e09282.</text:p></text:section>
<text:section text:name="ref-Golubski2011ModMod"><text:p text:style-name="Text_20_body">Golubski, A.J. &amp; Abrams, P.A. (2011). <text:a xlink:type="simple" xlink:href="https://doi.org/10.1111/j.1365-2656.2011.01852.x" office:name=""><text:span text:style-name="Definition">Modifying modifiers: What happens when interspecific interactions interact?</text:span></text:a> <text:span text:style-name="T1">Journal of Animal Ecology</text:span>, 80, 1097–1108.</text:p></text:section>
<text:section text:name="ref-Gomez2010EcoInt"><text:p text:style-name="Text_20_body">Gomez, J.M., Verdu, M. &amp; Perfectti, F. (2010). <text:a xlink:type="simple" xlink:href="https://doi.org/10.1038/nature09113" office:name=""><text:span text:style-name="Definition">Ecological interactions are evolutionarily conserved across the entire tree of life</text:span></text:a>. <text:span text:style-name="T1">Nature</text:span>, 465, 918–U6.</text:p></text:section>
<text:section text:name="ref-Gonzalez-Varo2016Labilea"><text:p text:style-name="Text_20_body">Gonzalez-Varo, J.P. &amp; Traveset, A. (2016). <text:a xlink:type="simple" xlink:href="https://doi.org/10.1016/j.tree.2016.06.009" office:name=""><text:span text:style-name="Definition">The Labile Limits of Forbidden Interactions</text:span></text:a>. <text:span text:style-name="T1">Trends in Ecology &amp; Evolution</text:span>, 31, 700–710.</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ravel2013InfFooa"><text:p text:style-name="Text_20_body">Gravel, D., Poisot, T., Albouy, C., Velez, L. &amp; Mouillot, D. (2013). <text:a xlink:type="simple" xlink:href="https://doi.org/10.1111/2041-210X.12103" office:name=""><text:span text:style-name="Definition">Inferring food web structure from predatorprey body size relationships</text:span></text:a>. <text:span text:style-name="T1">Methods in Ecology and Evolution</text:span>, 4, 1083–1090.</text:p></text:section>
<text:section text:name="ref-Guimaraes2020Structurea"><text:p text:style-name="Text_20_body">Guimarães, P.R. (2020). <text:a xlink:type="simple" xlink:href="https://doi.org/10.1146/annurev-ecolsys-012220-120819" office:name=""><text:span text:style-name="Definition">The Structure of Ecological Networks Across Levels of Organization</text:span></text:a>. <text:span text:style-name="T1">Annual Review of Ecology, Evolution, and Systematics</text:span>, 51, 433–460.</text:p></text:section>
<text:section text:name="ref-Guimera2009MisSpu"><text:p text:style-name="Text_20_body">Guimerà, R. &amp; Sales-Pardo, M. (2009). <text:a xlink:type="simple" xlink:href="https://doi.org/10.1073/pnas.0908366106" office:name=""><text:span text:style-name="Definition">Missing and spurious interactions and the reconstruction of complex networks</text:span></text:a>. <text:span text:style-name="T1">Proceedings of the National Academy of Sciences</text:span>, 106, 22073–22078.</text:p></text:section>
<text:section text:name="ref-Hemprich-Bennett2021AssImp"><text:p text:style-name="Text_20_body">Hemprich-Bennett, D.R., Oliveira, H.F.M., Le Comber, S.C., Rossiter, S.J. &amp; Clare, E.L. (2021). <text:a xlink:type="simple" xlink:href="https://doi.org/10.1002/ecy.3256" office:name=""><text:span text:style-name="Definition">Assessing the impact of taxon resolution on network structure</text:span></text:a>. <text:span text:style-name="T1">Ecology</text:span>, 102, e03256.</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Samplingb"><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Jordano2003Invarianta"><text:p text:style-name="Text_20_body">Jordano, P., Bascompte, J. &amp; Olesen, J.M. (2003). <text:a xlink:type="simple" xlink:href="https://doi.org/10.1046/j.1461-0248.2003.00403.x" office:name=""><text:span text:style-name="Definition">Invariant properties in coevolutionary networks of plantanimal interactions</text:span></text:a>. <text:span text:style-name="T1">Ecology Letters</text:span>, 6, 69–81.</text:p></text:section>
<text:section text:name="ref-Kefi2015NetStr"><text:p text:style-name="Text_20_body">Kéfi, S., Berlow, E.L., Wieters, E.A., Joppa, L.N., Wood, S.A., Brose, U., <text:span text:style-name="T1">et al.</text:span> (2015). <text:a xlink:type="simple" xlink:href="https://doi.org/10.1890/13-1424.1" office:name=""><text:span text:style-name="Definition">Network structure beyond food webs: Mapping non-trophic and trophic interactions on Chilean rocky shores</text:span></text:a>. <text:span text:style-name="T1">Ecology</text:span>, 96, 291–303.</text:p></text:section>
<text:section text:name="ref-Kefi2012MorMea"><text:p text:style-name="Text_20_body">Kéfi, S., Berlow, E.L., Wieters, E.A., Navarrete, S.A., Petchey, O.L., Wood, S.A., <text:span text:style-name="T1">et al.</text:span> (2012). <text:a xlink:type="simple" xlink:href="https://doi.org/10.1111/j.1461-0248.2011.01732.x" office:name=""><text:span text:style-name="Definition">More than a meal… integrating non-feeding interactions into food webs</text:span></text:a>. <text:span text:style-name="T1">Ecology Letters</text:span>, 15, 291–300.</text:p></text:section>
<text:section text:name="ref-Kefi2016HowStr"><text:p text:style-name="Text_20_body">Kéfi, S., Miele, V., Wieters, E.A., Navarrete, S.A. &amp; Berlow, E.L. (2016). <text:a xlink:type="simple" xlink:href="https://doi.org/10.1371/journal.pbio.1002527" office:name=""><text:span text:style-name="Definition">How Structured Is the Entangled Bank? The Surprisingly Simple Organization of Multiplex Ecological Networks Leads to Increased Persistence and Resilience</text:span></text:a>. <text:span text:style-name="T1">PLOS Biology</text:span>, 14, e1002527.</text:p></text:section>
<text:section text:name="ref-Klecka2014EffHab"><text:p text:style-name="Text_20_body">Klecka, J. &amp; Boukal, D.S. (2014). <text:a xlink:type="simple" xlink:href="https://doi.org/10.1007/s00442-014-3007-6" office:name=""><text:span text:style-name="Definition">The effect of habitat structure on prey mortality depends on predator and prey microhabitat use</text:span></text:a>. <text:span text:style-name="T1">Oecologia</text:span>, 176, 183–191.</text:p></text:section>
<text:section text:name="ref-Kopelke2017FooStra"><text:p text:style-name="Text_20_body">Kopelke, J.-P., Nyman, T., Cazelles, K., Gravel, D., Vissault, S. &amp; Roslin, T. (2017). <text:a xlink:type="simple" xlink:href="https://doi.org/10.1002/ecy.1832" office:name=""><text:span text:style-name="Definition">Food-web structure of willow-galling sawflies and their natural enemies across Europe</text:span></text:a>. <text:span text:style-name="T1">Ecology</text:span>, 98, 1730–1730.</text:p></text:section>
<text:section text:name="ref-McCann2007ProBio"><text:p text:style-name="Text_20_body">McCann, K. (2007). Protecting biostructure. <text:span text:style-name="T1">Nature</text:span>, 446, 29–29.</text:p></text:section>
<text:section text:name="ref-McCann2011FooWeb"><text:p text:style-name="Text_20_body">McCann, K.S. (2011). Food webs (MPB-50). In: <text:span text:style-name="T1">Food Webs (MPB-50)</text:span>. Princeton University Press.</text:p></text:section>
<text:section text:name="ref-McLeod2021Sampling"><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n/a.</text:p></text:section>
<text:section text:name="ref-McLeod2020EffSpe"><text:p text:style-name="Text_20_body">McLeod, A.M., Leroux, S.J. &amp; Chu, C. (2020). <text:a xlink:type="simple" xlink:href="https://doi.org/10.1002/ecs2.3018" office:name=""><text:span text:style-name="Definition">Effects of species traits, motif profiles, and environment on spatial variation in multi-trophic antagonistic networks</text:span></text:a>. <text:span text:style-name="T1">Ecosphere</text:span>, 11, e03018.</text:p></text:section>
<text:section text:name="ref-Ohlmann2019Diversity"><text:p text:style-name="Text_20_body">Ohlmann, M., Miele, V., Dray, S., Chalmandrier, L., O’Connor, L. &amp; Thuiller, W. (2019). <text:a xlink:type="simple" xlink:href="https://doi.org/10.1111/ele.13221" office:name=""><text:span text:style-name="Definition">Diversity indices for ecological networks: A unifying framework using Hill numbers</text:span></text:a>. <text:span text:style-name="T1">Ecology Letters</text:span>, 22, 737–747.</text:p></text:section>
<text:section text:name="ref-Olesen2010Missing"><text:p text:style-name="Text_20_body">Olesen, J.M., Bascompte, J., Dupont, Y.L., Elberling, H., Rasmussen, C. &amp; Jordano, P. (2010). <text:a xlink:type="simple" xlink:href="https://doi.org/10.1098/rspb.2010.1371" office:name=""><text:span text:style-name="Definition">Missing and forbidden links in mutualistic networks</text:span></text:a>. <text:span text:style-name="T1">Proceedings of the Royal Society B: Biological Sciences</text:span>, 278, 725–732.</text:p></text:section>
<text:section text:name="ref-Pascual2006Ecologicala"><text:p text:style-name="Text_20_body">Pascual, M., Dunne, J.A. &amp; Dunne, J.A. (2006). <text:span text:style-name="T1">Ecological Networks: Linking Structure to Dynamics in Food Webs</text:span>. Oxford University Press, USA.</text:p></text:section>
<text:section text:name="ref-Petchey2008SizFor"><text:p text:style-name="Text_20_body">Petchey, O.L., Beckerman, A.P., Riede, J.O. &amp; Warren, P.H. (2008). <text:a xlink:type="simple" xlink:href="https://doi.org/10.1073/pnas.0710672105" office:name=""><text:span text:style-name="Definition">Size, foraging, and food web structure</text:span></text:a>. <text:span text:style-name="T1">Proceedings of the National Academy of Sciences</text:span>, 105, 4191–4196.</text:p></text:section>
<text:section text:name="ref-Pilosof2017MulNat"><text:p text:style-name="Text_20_body">Pilosof, S., Porter, M.A., Pascual, M. &amp; Kéfi, S. (2017). <text:a xlink:type="simple" xlink:href="https://doi.org/10.1038/s41559-017-0101" office:name=""><text:span text:style-name="Definition">The multilayer nature of ecological networks</text:span></text:a>. <text:span text:style-name="T1">Nature Ecology &amp; Evolution</text:span>, 1, 1–9.</text:p></text:section>
<text:section text:name="ref-Poisot2012Dissimilaritya"><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ucture"><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5Speciesa"><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Pollock2014UndCoo"><text:p text:style-name="Text_20_body">Pollock, L.J., Tingley, R., Morris, W.K., Golding, N., O’Hara, R.B., Parris, K.M., <text:span text:style-name="T1">et al.</text:span> (2014). <text:a xlink:type="simple" xlink:href="https://doi.org/10.1111/2041-210X.12180" office:name=""><text:span text:style-name="Definition">Understanding co-occurrence bymodelling species simultaneously with a Joint Species DistributionModel (JSDM)</text:span></text:a>. <text:span text:style-name="T1">Methods in Ecology and Evolution</text:span>, 5, 397–406.</text:p></text:section>
<text:section text:name="ref-Pomeranz2019InfPre"><text:p text:style-name="Text_20_body">Pomeranz, J.P.F., Thompson, R.M., Poisot, T. &amp; Harding, J.S. (2019). <text:a xlink:type="simple" xlink:href="https://doi.org/10.1111/2041-210X.13125" office:name=""><text:span text:style-name="Definition">Inferring predatorprey interactions in food webs</text:span></text:a>. <text:span text:style-name="T1">Methods in Ecology and Evolution</text:span>, 10, 356–367.</text:p></text:section>
<text:section text:name="ref-Pringle2020Resolving"><text:p text:style-name="Text_20_body">Pringle, R.M. &amp; Hutchinson, M.C. (2020). <text:a xlink:type="simple" xlink:href="https://doi.org/10.1146/annurev-ecolsys-110218-024908" office:name=""><text:span text:style-name="Definition">Resolving Food-Web Structure</text:span></text:a>. <text:span text:style-name="T1">Annual Review of Ecology, Evolution, and Systematics</text:span>, 51, 55–80.</text:p></text:section>
<text:section text:name="ref-Proulx2005Networka"><text:p text:style-name="Text_20_body">Proulx, S.R., Promislow, D.E.L. &amp; Phillips, P.C. (2005). <text:a xlink:type="simple" xlink:href="https://doi.org/10.1016/j.tree.2005.04.004" office:name=""><text:span text:style-name="Definition">Network thinking in ecology and evolution</text:span></text:a>. <text:span text:style-name="T1">Trends in Ecology &amp; Evolution</text:span>, SPECIAL ISSUE: BUMPER BOOK REVIEW, 20, 345–353.</text:p></text:section>
<text:section text:name="ref-Pulliam1974Theory"><text:p text:style-name="Text_20_body">Pulliam, H.R. (1974). <text:a xlink:type="simple" xlink:href="https://doi.org/10.1086/282885" office:name=""><text:span text:style-name="Definition">On the Theory of Optimal Diets</text:span></text:a>. <text:span text:style-name="T1">The American Naturalist</text:span>, 108, 59–74.</text:p></text:section>
<text:section text:name="ref-Rooney2012IntFoo"><text:p text:style-name="Text_20_body">Rooney, N. &amp; McCann, K.S. (2012). <text:a xlink:type="simple" xlink:href="https://doi.org/10.1016/j.tree.2011.09.001" office:name=""><text:span text:style-name="Definition">Integrating food web diversity, structure and stability</text:span></text:a>. <text:span text:style-name="T1">Trends in Ecology &amp; Evolution</text:span>, 27, 40–46.</text:p></text:section>
<text:section text:name="ref-Salim2022Data"><text:p text:style-name="Text_20_body">Salim, J.A., Saraiva, A.M., Zermoglio, P.F., Agostini, K., Wolowski, M., Drucker, D.P., <text:span text:style-name="T1">et al.</text:span> (2022). <text:a xlink:type="simple" xlink:href="https://doi.org/10.1093/gigascience/giac043" office:name=""><text:span text:style-name="Definition">Data standardization of plantpollinator interactions</text:span></text:a>. <text:span text:style-name="T1">GigaScience</text:span>, 11, giac043.</text:p></text:section>
<text:section text:name="ref-Saravia2022Ecological"><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chmeller2015GloTer"><text:p text:style-name="Text_20_body">Schmeller, D.S., Julliard, R., Bellingham, P.J., Böhm, M., Brummitt, N., Chiarucci, A., <text:span text:style-name="T1">et al.</text:span> (2015). <text:a xlink:type="simple" xlink:href="https://doi.org/10.1016/j.jnc.2015.03.003" office:name=""><text:span text:style-name="Definition">Towards a global terrestrial species monitoring program</text:span></text:a>. <text:span text:style-name="T1">Journal for Nature Conservation</text:span>, 25, 51–57.</text:p></text:section>
<text:section text:name="ref-Singer2012GeoMos"><text:p text:style-name="Text_20_body">Singer, M.C. &amp; McBride, C.S. (2012). <text:a xlink:type="simple" xlink:href="https://doi.org/10.1890/11-2078.1" office:name=""><text:span text:style-name="Definition">Geographic mosaics of species’ association: A definition and an example driven by plantinsect phenological synchrony</text:span></text:a>. <text:span text:style-name="T1">Ecology</text:span>, 93, 2658–2673.</text:p></text:section>
<text:section text:name="ref-Stouffer2011RolBod"><text:p text:style-name="Text_20_body">Stouffer, D.B., Rezende, E.L. &amp; Amaral, L.A.N. (2011). <text:a xlink:type="simple" xlink:href="https://doi.org/10.1111/j.1365-2656.2011.01812.x" office:name=""><text:span text:style-name="Definition">The role of body mass in diet contiguity and food-web structure</text:span></text:a>. <text:span text:style-name="T1">Journal of Animal Ecology</text:span>, 80, 632–639.</text:p></text:section>
<text:section text:name="ref-Strydom2022Food"><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text:p></text:section>
<text:section text:name="ref-Strydom2021Roadmapa"><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Biological Sciences</text:span>, 376, 20210063.</text:p></text:section>
<text:section text:name="ref-Tylianakis2007HabMod"><text:p text:style-name="Text_20_body">Tylianakis, J.M., Tscharntke, T. &amp; Lewis, O.T. (2007). <text:a xlink:type="simple" xlink:href="https://doi.org/10.1038/nature05429" office:name=""><text:span text:style-name="Definition">Habitat modification alters the structure of tropical hostparasitoid food webs</text:span></text:a>. <text:span text:style-name="T1">Nature</text:span>, 445, 202–205.</text:p></text:section>
<text:section text:name="ref-VazquezSS2022Ecological"><text:p text:style-name="Text_20_body">Vázquez, D.P., Peralta, G., Cagnolo, L., Santos, M. &amp; Igual, E. autores contribuyeron por. (2022). <text:a xlink:type="simple" xlink:href="https://doi.org/10.25260/EA.22.32.2.1.1846" office:name=""><text:span text:style-name="Definition">Ecological interaction networks. What we know, what we don’t, and why it matters</text:span></text:a>. <text:span text:style-name="T1">Ecología Austral</text:span>, 32, 670–697.</text:p></text:section>
<text:section text:name="ref-Wood2015Effects"><text:p text:style-name="Text_20_body">Wood, S.A., Russell, R., Hanson, D., Williams, R.J. &amp; Dunne, J.A. (2015). <text:a xlink:type="simple" xlink:href="https://doi.org/10.1002/ece3.1640" office:name=""><text:span text:style-name="Definition">Effects of spatial scale of sampling on food web structure</text:span></text:a>. <text:span text:style-name="T1">Ecology and Evolution</text:span>, 5, 3769–3782.</text:p></text:section>
<text:section text:name="ref-Woodward2010ChaEco"><text:p text:style-name="Text_20_body">Woodward, G., Benstead, J.P., Beveridge, O.S., Blanchard, J., Brey, T., Brown, L.E., <text:span text:style-name="T1">et al.</text:span> (2010). <text:a xlink:type="simple" xlink:href="https://doi.org/10.1016/B978-0-12-381363-3.00002-2" office:name=""><text:span text:style-name="Definition">Chapter 2 - Ecological Networks in a Changing Climate</text:span></text:a>. In: <text:span text:style-name="T1">Advances in Ecological Research</text:span>, Ecological Networks (ed. Woodward, G.). Academic Press, pp. 71–138.</text:p></text:section>
<text:section text:name="ref-Woodward2012CliCha"><text:p text:style-name="Text_20_body">Woodward, G., Brown, L.E., Edwards, F.K., Hudson, L.N., Milner, A.M., Reuman, D.C., <text:span text:style-name="T1">et al.</text:span> (2012). <text:a xlink:type="simple" xlink:href="https://doi.org/10.1098/rstb.2012.0245" office:name=""><text:span text:style-name="Definition">Climate change impacts in multispecies systems: Drought alters food web size structure in a field experiment</text:span></text:a>. <text:span text:style-name="T1">Philosophical Transactions of the Royal Society B: Biological Sciences</text:span>, 367, 2990–2997.</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he ecological interpretation of probabilistic networks</dc:title>
    <dc:description/>
    <dc:subject/>
    <meta:keyword>ecological networks, food webs, metaweb, probabilistic networks, spatial scale, species interactions, temporal scale</meta:keyword>
    <meta:initial-creator/>
    <dc:creator/>
    <meta:creation-date>2023-06-15T16:38:35Z</meta:creation-date>
    <dc:date>2023-06-15T16:38:35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Banville_et_al_2023_ecological_interpretation</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n>0</mn>
</math>
</file>

<file path=Formula-116/content.xml><?xml version="1.0" encoding="utf-8"?>
<math xmlns="http://www.w3.org/1998/Math/MathML" display="inline">
  <mn>1</mn>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i>j</mi>
</math>
</file>

<file path=Formula-122/content.xml><?xml version="1.0" encoding="utf-8"?>
<math xmlns="http://www.w3.org/1998/Math/MathML" display="inline">
  <mrow>
    <mi>P</mi>
    <mrow>
      <mo stretchy="true" form="prefix">(</mo>
      <mi>i</mi>
      <mo>→</mo>
      <mi>j</mi>
      <mo stretchy="true" form="postfix">)</mo>
    </mrow>
  </mrow>
</math>
</file>

<file path=Formula-124/content.xml><?xml version="1.0" encoding="utf-8"?>
<math xmlns="http://www.w3.org/1998/Math/MathML" display="inline">
  <mi>i</mi>
</math>
</file>

<file path=Formula-126/content.xml><?xml version="1.0" encoding="utf-8"?>
<math xmlns="http://www.w3.org/1998/Math/MathML" display="inline">
  <mi>j</mi>
</math>
</file>

<file path=Formula-128/content.xml><?xml version="1.0" encoding="utf-8"?>
<math xmlns="http://www.w3.org/1998/Math/MathML" display="inline">
  <mrow>
    <mi>P</mi>
    <mrow>
      <mo stretchy="true" form="prefix">(</mo>
      <mi>i</mi>
      <mo>→</mo>
      <mi>j</mi>
      <mo stretchy="true" form="postfix">)</mo>
    </mrow>
  </mrow>
</math>
</file>

<file path=Formula-130/content.xml><?xml version="1.0" encoding="utf-8"?>
<math xmlns="http://www.w3.org/1998/Math/MathML" display="inline">
  <mrow>
    <mi>P</mi>
    <mrow>
      <mo stretchy="true" form="prefix">(</mo>
      <mi>i</mi>
      <mo>→</mo>
      <mi>j</mi>
      <mo stretchy="true" form="postfix">)</mo>
    </mrow>
  </mrow>
</math>
</file>

<file path=Formula-132/content.xml><?xml version="1.0" encoding="utf-8"?>
<math xmlns="http://www.w3.org/1998/Math/MathML" display="inline">
  <mrow>
    <msub>
      <mi>A</mi>
      <mrow>
        <mi>i</mi>
        <mo>,</mo>
        <mi>j</mi>
      </mrow>
    </msub>
    <mo>=</mo>
    <mn>1</mn>
  </mrow>
</math>
</file>

<file path=Formula-134/content.xml><?xml version="1.0" encoding="utf-8"?>
<math xmlns="http://www.w3.org/1998/Math/MathML" display="inline">
  <mrow>
    <msub>
      <mi>A</mi>
      <mrow>
        <mi>i</mi>
        <mo>,</mo>
        <mi>j</mi>
      </mrow>
    </msub>
    <mo>=</mo>
    <mn>0</mn>
  </mrow>
</math>
</file>

<file path=Formula-136/content.xml><?xml version="1.0" encoding="utf-8"?>
<math xmlns="http://www.w3.org/1998/Math/MathML" display="inline">
  <mrow>
    <mi>P</mi>
    <mrow>
      <mo stretchy="true" form="prefix">(</mo>
      <mi>i</mi>
      <mo>→</mo>
      <mi>j</mi>
      <mo stretchy="true" form="postfix">)</mo>
    </mrow>
  </mrow>
</math>
</file>

<file path=Formula-138/content.xml><?xml version="1.0" encoding="utf-8"?>
<math xmlns="http://www.w3.org/1998/Math/MathML" display="inline">
  <msub>
    <mi>A</mi>
    <mrow>
      <mi>i</mi>
      <mo>,</mo>
      <mi>j</mi>
    </mrow>
  </msub>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style mathvariant="double-struck">
    <mi>ℕ</mi>
  </mstyle>
</math>
</file>

<file path=Formula-142/content.xml><?xml version="1.0" encoding="utf-8"?>
<math xmlns="http://www.w3.org/1998/Math/MathML" display="inline">
  <mstyle mathvariant="double-struck">
    <mi>ℝ</mi>
  </mstyle>
</math>
</file>

<file path=Formula-144/content.xml><?xml version="1.0" encoding="utf-8"?>
<math xmlns="http://www.w3.org/1998/Math/MathML" display="inline">
  <msub>
    <mi>λ</mi>
    <mrow>
      <mi>i</mi>
      <mo>→</mo>
      <mi>j</mi>
    </mrow>
  </msub>
</math>
</file>

<file path=Formula-146/content.xml><?xml version="1.0" encoding="utf-8"?>
<math xmlns="http://www.w3.org/1998/Math/MathML" display="inline">
  <mi>i</mi>
</math>
</file>

<file path=Formula-148/content.xml><?xml version="1.0" encoding="utf-8"?>
<math xmlns="http://www.w3.org/1998/Math/MathML" display="inline">
  <mi>j</mi>
</math>
</file>

<file path=Formula-150/content.xml><?xml version="1.0" encoding="utf-8"?>
<math xmlns="http://www.w3.org/1998/Math/MathML" display="inline">
  <mi>j</mi>
</math>
</file>

<file path=Formula-152/content.xml><?xml version="1.0" encoding="utf-8"?>
<math xmlns="http://www.w3.org/1998/Math/MathML" display="inline">
  <mi>i</mi>
</math>
</file>

<file path=Formula-154/content.xml><?xml version="1.0" encoding="utf-8"?>
<math xmlns="http://www.w3.org/1998/Math/MathML" display="inline">
  <mrow>
    <mo stretchy="true" form="prefix">(</mo>
    <mi>x</mi>
    <mo>,</mo>
    <mi>y</mi>
    <mo stretchy="true" form="postfix">)</mo>
  </mrow>
</math>
</file>

<file path=Formula-156/content.xml><?xml version="1.0" encoding="utf-8"?>
<math xmlns="http://www.w3.org/1998/Math/MathML" display="inline">
  <mi>A</mi>
</math>
</file>

<file path=Formula-158/content.xml><?xml version="1.0" encoding="utf-8"?>
<math xmlns="http://www.w3.org/1998/Math/MathML" display="inline">
  <mi>t</mi>
</math>
</file>

<file path=Formula-16/content.xml><?xml version="1.0" encoding="utf-8"?>
<math xmlns="http://www.w3.org/1998/Math/MathML" display="block">
  <mi>i</mi>
</math>
</file>

<file path=Formula-160/content.xml><?xml version="1.0" encoding="utf-8"?>
<math xmlns="http://www.w3.org/1998/Math/MathML" display="inline">
  <mi>i</mi>
</math>
</file>

<file path=Formula-162/content.xml><?xml version="1.0" encoding="utf-8"?>
<math xmlns="http://www.w3.org/1998/Math/MathML" display="inline">
  <mi>j</mi>
</math>
</file>

<file path=Formula-164/content.xml><?xml version="1.0" encoding="utf-8"?>
<math xmlns="http://www.w3.org/1998/Math/MathML" display="inline">
  <msub>
    <mi>C</mi>
    <mrow>
      <mi>i</mi>
      <mo>,</mo>
      <mi>j</mi>
    </mrow>
  </msub>
</math>
</file>

<file path=Formula-166/content.xml><?xml version="1.0" encoding="utf-8"?>
<math xmlns="http://www.w3.org/1998/Math/MathML" display="inline">
  <mn>0</mn>
</math>
</file>

<file path=Formula-168/content.xml><?xml version="1.0" encoding="utf-8"?>
<math xmlns="http://www.w3.org/1998/Math/MathML" display="inline">
  <mrow>
    <msub>
      <mi>P</mi>
      <mi>N</mi>
    </msub>
    <mrow>
      <mo stretchy="true" form="prefix">(</mo>
      <mi>i</mi>
      <mo>→</mo>
      <mi>j</mi>
      <mo stretchy="false" form="prefix">|</mo>
      <mi>C</mi>
      <mo>=</mo>
      <mn>0</mn>
      <mo stretchy="true" form="postfix">)</mo>
    </mrow>
    <mo>=</mo>
    <mn>0</mn>
  </mrow>
</math>
</file>

<file path=Formula-170/content.xml><?xml version="1.0" encoding="utf-8"?>
<math xmlns="http://www.w3.org/1998/Math/MathML" display="inline">
  <mrow>
    <msub>
      <mi>P</mi>
      <mrow>
        <mi>i</mi>
        <mo>,</mo>
        <mi>j</mi>
      </mrow>
    </msub>
    <mrow>
      <mo stretchy="true" form="prefix">(</mo>
      <mi>x</mi>
      <mo>,</mo>
      <mi>y</mi>
      <mo stretchy="true" form="postfix">)</mo>
    </mrow>
  </mrow>
</math>
</file>

<file path=Formula-172/content.xml><?xml version="1.0" encoding="utf-8"?>
<math xmlns="http://www.w3.org/1998/Math/MathML" display="block">
  <mrow>
    <msub>
      <mi>P</mi>
      <mi>N</mi>
    </msub>
    <mrow>
      <mo stretchy="true" form="prefix">(</mo>
      <mi>i</mi>
      <mo>→</mo>
      <mi>j</mi>
      <mo stretchy="true" form="postfix">)</mo>
    </mrow>
    <mo>=</mo>
    <msub>
      <mi>P</mi>
      <mi>N</mi>
    </msub>
    <mrow>
      <mo stretchy="true" form="prefix">(</mo>
      <mi>i</mi>
      <mo>→</mo>
      <mi>j</mi>
      <mo stretchy="false" form="prefix">|</mo>
      <mi>C</mi>
      <mo>=</mo>
      <mn>1</mn>
      <mo stretchy="true" form="postfix">)</mo>
    </mrow>
    <mo>×</mo>
    <msub>
      <mi>P</mi>
      <mrow>
        <mi>i</mi>
        <mo>,</mo>
        <mi>j</mi>
      </mrow>
    </msub>
    <mrow>
      <mo stretchy="true" form="prefix">(</mo>
      <mi>x</mi>
      <mo>,</mo>
      <mi>y</mi>
      <mo stretchy="true" form="postfix">)</mo>
    </mrow>
    <mi>.</mi>
    <mspace width="2.0em"/>
    <mrow>
      <mo stretchy="true" form="prefix">(</mo>
      <mn>1</mn>
      <mo stretchy="true" form="postfix">)</mo>
    </mrow>
  </mrow>
</math>
</file>

<file path=Formula-174/content.xml><?xml version="1.0" encoding="utf-8"?>
<math xmlns="http://www.w3.org/1998/Math/MathML" display="inline">
  <mi>Ω</mi>
</math>
</file>

<file path=Formula-176/content.xml><?xml version="1.0" encoding="utf-8"?>
<math xmlns="http://www.w3.org/1998/Math/MathML" display="inline">
  <mi>Ω</mi>
</math>
</file>

<file path=Formula-178/content.xml><?xml version="1.0" encoding="utf-8"?>
<math xmlns="http://www.w3.org/1998/Math/MathML" display="inline">
  <mi>Ω</mi>
</math>
</file>

<file path=Formula-18/content.xml><?xml version="1.0" encoding="utf-8"?>
<math xmlns="http://www.w3.org/1998/Math/MathML" display="block">
  <mi>p</mi>
</math>
</file>

<file path=Formula-180/content.xml><?xml version="1.0" encoding="utf-8"?>
<math xmlns="http://www.w3.org/1998/Math/MathML" display="inline">
  <mi>Ω</mi>
</math>
</file>

<file path=Formula-182/content.xml><?xml version="1.0" encoding="utf-8"?>
<math xmlns="http://www.w3.org/1998/Math/MathML" display="inline">
  <mi>i</mi>
</math>
</file>

<file path=Formula-184/content.xml><?xml version="1.0" encoding="utf-8"?>
<math xmlns="http://www.w3.org/1998/Math/MathML" display="inline">
  <mi>j</mi>
</math>
</file>

<file path=Formula-186/content.xml><?xml version="1.0" encoding="utf-8"?>
<math xmlns="http://www.w3.org/1998/Math/MathML" display="inline">
  <mi>N</mi>
</math>
</file>

<file path=Formula-188/content.xml><?xml version="1.0" encoding="utf-8"?>
<math xmlns="http://www.w3.org/1998/Math/MathML" display="inline">
  <mi>A</mi>
</math>
</file>

<file path=Formula-190/content.xml><?xml version="1.0" encoding="utf-8"?>
<math xmlns="http://www.w3.org/1998/Math/MathML" display="inline">
  <mi>t</mi>
</math>
</file>

<file path=Formula-192/content.xml><?xml version="1.0" encoding="utf-8"?>
<math xmlns="http://www.w3.org/1998/Math/MathML" display="inline">
  <mi>C</mi>
</math>
</file>

<file path=Formula-194/content.xml><?xml version="1.0" encoding="utf-8"?>
<math xmlns="http://www.w3.org/1998/Math/MathML" display="inline">
  <mi>Ω</mi>
</math>
</file>

<file path=Formula-196/content.xml><?xml version="1.0" encoding="utf-8"?>
<math xmlns="http://www.w3.org/1998/Math/MathML" display="block">
  <mrow>
    <msub>
      <mi>P</mi>
      <mi>N</mi>
    </msub>
    <mrow>
      <mo stretchy="true" form="prefix">(</mo>
      <mi>i</mi>
      <mo>→</mo>
      <mi>j</mi>
      <mo stretchy="false" form="prefix">|</mo>
      <mi>A</mi>
      <mo>,</mo>
      <mi>t</mi>
      <mo>,</mo>
      <mi>C</mi>
      <mo>,</mo>
      <mi>Ω</mi>
      <mo stretchy="true" form="postfix">)</mo>
    </mrow>
    <mi>.</mi>
    <mspace width="2.0em"/>
    <mrow>
      <mo stretchy="true" form="prefix">(</mo>
      <mn>2</mn>
      <mo stretchy="true" form="postfix">)</mo>
    </mrow>
  </mrow>
</math>
</file>

<file path=Formula-198/content.xml><?xml version="1.0" encoding="utf-8"?>
<math xmlns="http://www.w3.org/1998/Math/MathML" display="inline">
  <mrow>
    <msub>
      <mi>P</mi>
      <mi>N</mi>
    </msub>
    <mrow>
      <mo stretchy="true" form="prefix">(</mo>
      <mi>i</mi>
      <mo>→</mo>
      <mi>j</mi>
      <mo stretchy="false" form="prefix">|</mo>
      <mi>C</mi>
      <mo>=</mo>
      <mn>1</mn>
      <mo stretchy="true" form="postfix">)</mo>
    </mrow>
  </mrow>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0/content.xml><?xml version="1.0" encoding="utf-8"?>
<math xmlns="http://www.w3.org/1998/Math/MathML" display="inline">
  <mrow>
    <msub>
      <mi>P</mi>
      <mi>N</mi>
    </msub>
    <mrow>
      <mo stretchy="true" form="prefix">(</mo>
      <mi>i</mi>
      <mo>→</mo>
      <mi>j</mi>
      <mo stretchy="true" form="postfix">)</mo>
    </mrow>
  </mrow>
</math>
</file>

<file path=Formula-202/content.xml><?xml version="1.0" encoding="utf-8"?>
<math xmlns="http://www.w3.org/1998/Math/MathML" display="inline">
  <mrow>
    <msub>
      <mi>P</mi>
      <mi>M</mi>
    </msub>
    <mrow>
      <mo stretchy="true" form="prefix">(</mo>
      <mi>i</mi>
      <mo>→</mo>
      <mi>j</mi>
      <mo stretchy="true" form="postfix">)</mo>
    </mrow>
  </mrow>
</math>
</file>

<file path=Formula-204/content.xml><?xml version="1.0" encoding="utf-8"?>
<math xmlns="http://www.w3.org/1998/Math/MathML" display="inline">
  <mrow>
    <msub>
      <mi>P</mi>
      <mi>N</mi>
    </msub>
    <mrow>
      <mo stretchy="true" form="prefix">(</mo>
      <mi>i</mi>
      <mo>→</mo>
      <mi>j</mi>
      <mo stretchy="true" form="postfix">)</mo>
    </mrow>
  </mrow>
</math>
</file>

<file path=Formula-206/content.xml><?xml version="1.0" encoding="utf-8"?>
<math xmlns="http://www.w3.org/1998/Math/MathML" display="inline">
  <mrow>
    <msub>
      <mi>P</mi>
      <mi>N</mi>
    </msub>
    <mrow>
      <mo stretchy="true" form="prefix">(</mo>
      <mi>i</mi>
      <mo>→</mo>
      <mi>j</mi>
      <mo stretchy="false" form="postfix">|</mo>
      <mi>A</mi>
      <mo stretchy="true" form="postfix">)</mo>
    </mrow>
  </mrow>
</math>
</file>

<file path=Formula-208/content.xml><?xml version="1.0" encoding="utf-8"?>
<math xmlns="http://www.w3.org/1998/Math/MathML" display="inline">
  <mrow>
    <msub>
      <mi>P</mi>
      <mi>N</mi>
    </msub>
    <mrow>
      <mo stretchy="true" form="prefix">(</mo>
      <mi>i</mi>
      <mo>→</mo>
      <mi>j</mi>
      <mo stretchy="false" form="postfix">|</mo>
      <mi>t</mi>
      <mo stretchy="true" form="postfix">)</mo>
    </mrow>
  </mrow>
</math>
</file>

<file path=Formula-210/content.xml><?xml version="1.0" encoding="utf-8"?>
<math xmlns="http://www.w3.org/1998/Math/MathML" display="inline">
  <mrow>
    <msub>
      <mi>P</mi>
      <mi>N</mi>
    </msub>
    <mrow>
      <mo stretchy="true" form="prefix">(</mo>
      <mi>i</mi>
      <mo>→</mo>
      <mi>j</mi>
      <mo stretchy="false" form="postfix">|</mo>
      <mi>C</mi>
      <mo stretchy="true" form="postfix">)</mo>
    </mrow>
  </mrow>
</math>
</file>

<file path=Formula-212/content.xml><?xml version="1.0" encoding="utf-8"?>
<math xmlns="http://www.w3.org/1998/Math/MathML" display="inline">
  <mrow>
    <msub>
      <mi>P</mi>
      <mi>N</mi>
    </msub>
    <mrow>
      <mo stretchy="true" form="prefix">(</mo>
      <mi>i</mi>
      <mo>→</mo>
      <mi>j</mi>
      <mo stretchy="false" form="postfix">|</mo>
      <mi>Ω</mi>
      <mo stretchy="true" form="postfix">)</mo>
    </mrow>
  </mrow>
</math>
</file>

<file path=Formula-214/content.xml><?xml version="1.0" encoding="utf-8"?>
<math xmlns="http://www.w3.org/1998/Math/MathML" display="inline">
  <mrow>
    <msub>
      <mi>P</mi>
      <mi>N</mi>
    </msub>
    <mrow>
      <mo stretchy="true" form="prefix">(</mo>
      <mi>i</mi>
      <mo>→</mo>
      <mi>j</mi>
      <mo stretchy="false" form="postfix">|</mo>
      <mi>A</mi>
      <mo>,</mo>
      <mi>t</mi>
      <mo>,</mo>
      <mi>C</mi>
      <mo>,</mo>
      <mi>Ω</mi>
      <mo stretchy="true" form="postfix">)</mo>
    </mrow>
  </mrow>
</math>
</file>

<file path=Formula-216/content.xml><?xml version="1.0" encoding="utf-8"?>
<math xmlns="http://www.w3.org/1998/Math/MathML" display="inline">
  <mi>i</mi>
</math>
</file>

<file path=Formula-218/content.xml><?xml version="1.0" encoding="utf-8"?>
<math xmlns="http://www.w3.org/1998/Math/MathML" display="inline">
  <mi>j</mi>
</math>
</file>

<file path=Formula-22/content.xml><?xml version="1.0" encoding="utf-8"?>
<math xmlns="http://www.w3.org/1998/Math/MathML" display="block">
  <mi>p</mi>
</math>
</file>

<file path=Formula-220/content.xml><?xml version="1.0" encoding="utf-8"?>
<math xmlns="http://www.w3.org/1998/Math/MathML" display="inline">
  <mi>M</mi>
</math>
</file>

<file path=Formula-222/content.xml><?xml version="1.0" encoding="utf-8"?>
<math xmlns="http://www.w3.org/1998/Math/MathML" display="block">
  <mrow>
    <msub>
      <mi>P</mi>
      <mi>M</mi>
    </msub>
    <mrow>
      <mo stretchy="true" form="prefix">(</mo>
      <mi>i</mi>
      <mo>→</mo>
      <mi>j</mi>
      <mo stretchy="true" form="postfix">)</mo>
    </mrow>
    <mo>,</mo>
    <mspace width="2.0em"/>
    <mrow>
      <mo stretchy="true" form="prefix">(</mo>
      <mn>3</mn>
      <mo stretchy="true" form="postfix">)</mo>
    </mrow>
  </mrow>
</math>
</file>

<file path=Formula-224/content.xml><?xml version="1.0" encoding="utf-8"?>
<math xmlns="http://www.w3.org/1998/Math/MathML" display="inline">
  <mn>1</mn>
</math>
</file>

<file path=Formula-226/content.xml><?xml version="1.0" encoding="utf-8"?>
<math xmlns="http://www.w3.org/1998/Math/MathML" display="inline">
  <mrow>
    <msub>
      <mi>P</mi>
      <mi>M</mi>
    </msub>
    <mrow>
      <mo stretchy="true" form="prefix">(</mo>
      <mi>i</mi>
      <mo>→</mo>
      <mi>j</mi>
      <mo stretchy="true" form="postfix">)</mo>
    </mrow>
    <mo>=</mo>
    <mn>1</mn>
  </mrow>
</math>
</file>

<file path=Formula-228/content.xml><?xml version="1.0" encoding="utf-8"?>
<math xmlns="http://www.w3.org/1998/Math/MathML" display="inline">
  <mrow>
    <msub>
      <mi>P</mi>
      <mi>N</mi>
    </msub>
    <mrow>
      <mo stretchy="true" form="prefix">(</mo>
      <mi>i</mi>
      <mo>→</mo>
      <mi>j</mi>
      <mo stretchy="true" form="postfix">)</mo>
    </mrow>
    <mo>&lt;</mo>
    <mn>1</mn>
  </mrow>
</math>
</file>

<file path=Formula-230/content.xml><?xml version="1.0" encoding="utf-8"?>
<math xmlns="http://www.w3.org/1998/Math/MathML" display="inline">
  <mn>0</mn>
</math>
</file>

<file path=Formula-232/content.xml><?xml version="1.0" encoding="utf-8"?>
<math xmlns="http://www.w3.org/1998/Math/MathML" display="inline">
  <msub>
    <mi>n</mi>
    <mi>A</mi>
  </msub>
</math>
</file>

<file path=Formula-234/content.xml><?xml version="1.0" encoding="utf-8"?>
<math xmlns="http://www.w3.org/1998/Math/MathML" display="inline">
  <mi>A</mi>
</math>
</file>

<file path=Formula-236/content.xml><?xml version="1.0" encoding="utf-8"?>
<math xmlns="http://www.w3.org/1998/Math/MathML" display="inline">
  <msub>
    <mi>n</mi>
    <mi>B</mi>
  </msub>
</math>
</file>

<file path=Formula-238/content.xml><?xml version="1.0" encoding="utf-8"?>
<math xmlns="http://www.w3.org/1998/Math/MathML" display="inline">
  <mi>B</mi>
</math>
</file>

<file path=Formula-24/content.xml><?xml version="1.0" encoding="utf-8"?>
<math xmlns="http://www.w3.org/1998/Math/MathML" display="block">
  <mi>i</mi>
</math>
</file>

<file path=Formula-240/content.xml><?xml version="1.0" encoding="utf-8"?>
<math xmlns="http://www.w3.org/1998/Math/MathML" display="inline">
  <mi>A</mi>
</math>
</file>

<file path=Formula-242/content.xml><?xml version="1.0" encoding="utf-8"?>
<math xmlns="http://www.w3.org/1998/Math/MathML" display="inline">
  <mi>B</mi>
</math>
</file>

<file path=Formula-244/content.xml><?xml version="1.0" encoding="utf-8"?>
<math xmlns="http://www.w3.org/1998/Math/MathML" display="block">
  <mrow>
    <mi>P</mi>
    <mrow>
      <mo stretchy="true" form="prefix">(</mo>
      <mi>A</mi>
      <mo>→</mo>
      <mi>B</mi>
      <mo stretchy="true" form="postfix">)</mo>
    </mrow>
    <mo>=</mo>
    <mn>1</mn>
    <mo>−</mo>
    <munderover>
      <mo>∏</mo>
      <mrow>
        <mi>i</mi>
        <mo>=</mo>
        <mn>1</mn>
      </mrow>
      <msub>
        <mi>n</mi>
        <mi>A</mi>
      </msub>
    </munderover>
    <munderover>
      <mo>∏</mo>
      <mrow>
        <mi>j</mi>
        <mo>=</mo>
        <mn>1</mn>
      </mrow>
      <msub>
        <mi>n</mi>
        <mi>B</mi>
      </msub>
    </munderover>
    <mrow>
      <mo stretchy="true" form="prefix">(</mo>
      <mn>1</mn>
      <mo>−</mo>
      <mi>P</mi>
      <mrow>
        <mo stretchy="true" form="prefix">(</mo>
        <msub>
          <mi>A</mi>
          <mi>i</mi>
        </msub>
        <mo>→</mo>
        <msub>
          <mi>B</mi>
          <mi>j</mi>
        </msub>
        <mo stretchy="true" form="postfix">)</mo>
      </mrow>
      <mo stretchy="true" form="postfix">)</mo>
    </mrow>
    <mo>,</mo>
    <mspace width="2.0em"/>
    <mrow>
      <mo stretchy="true" form="prefix">(</mo>
      <mn>4</mn>
      <mo stretchy="true" form="postfix">)</mo>
    </mrow>
  </mrow>
</math>
</file>

<file path=Formula-246/content.xml><?xml version="1.0" encoding="utf-8"?>
<math xmlns="http://www.w3.org/1998/Math/MathML" display="inline">
  <msub>
    <mi>A</mi>
    <mi>i</mi>
  </msub>
</math>
</file>

<file path=Formula-248/content.xml><?xml version="1.0" encoding="utf-8"?>
<math xmlns="http://www.w3.org/1998/Math/MathML" display="inline">
  <msub>
    <mi>B</mi>
    <mi>j</mi>
  </msub>
</math>
</file>

<file path=Formula-250/content.xml><?xml version="1.0" encoding="utf-8"?>
<math xmlns="http://www.w3.org/1998/Math/MathML" display="inline">
  <mrow>
    <mi>P</mi>
    <mrow>
      <mo stretchy="true" form="prefix">(</mo>
      <msub>
        <mi>A</mi>
        <mi>i</mi>
      </msub>
      <mo>→</mo>
      <msub>
        <mi>B</mi>
        <mi>j</mi>
      </msub>
      <mo stretchy="true" form="postfix">)</mo>
    </mrow>
    <mo>=</mo>
    <mn>1</mn>
  </mrow>
</math>
</file>

<file path=Formula-252/content.xml><?xml version="1.0" encoding="utf-8"?>
<math xmlns="http://www.w3.org/1998/Math/MathML" display="inline">
  <mn>1</mn>
</math>
</file>

<file path=Formula-254/content.xml><?xml version="1.0" encoding="utf-8"?>
<math xmlns="http://www.w3.org/1998/Math/MathML" display="inline">
  <msub>
    <mi>M</mi>
    <mn>1</mn>
  </msub>
</math>
</file>

<file path=Formula-256/content.xml><?xml version="1.0" encoding="utf-8"?>
<math xmlns="http://www.w3.org/1998/Math/MathML" display="inline">
  <msub>
    <mi>M</mi>
    <mn>0</mn>
  </msub>
</math>
</file>

<file path=Formula-258/content.xml><?xml version="1.0" encoding="utf-8"?>
<math xmlns="http://www.w3.org/1998/Math/MathML" display="inline">
  <mrow>
    <msub>
      <mi>P</mi>
      <msub>
        <mi>M</mi>
        <mn>1</mn>
      </msub>
    </msub>
    <mrow>
      <mo stretchy="true" form="prefix">(</mo>
      <mi>i</mi>
      <mo>→</mo>
      <mi>j</mi>
      <mo stretchy="true" form="postfix">)</mo>
    </mrow>
    <mo>=</mo>
    <msub>
      <mi>P</mi>
      <msub>
        <mi>M</mi>
        <mn>0</mn>
      </msub>
    </msub>
    <mrow>
      <mo stretchy="true" form="prefix">(</mo>
      <mi>i</mi>
      <mo>→</mo>
      <mi>j</mi>
      <mo stretchy="true" form="postfix">)</mo>
    </mrow>
  </mrow>
</math>
</file>

<file path=Formula-26/content.xml><?xml version="1.0" encoding="utf-8"?>
<math xmlns="http://www.w3.org/1998/Math/MathML" display="block">
  <mrow>
    <mi>f</mi>
    <mi>i</mi>
    <mi>g</mi>
    <mi>u</mi>
    <mi>r</mi>
    <mi>e</mi>
    <mi>T</mi>
    <mi>i</mi>
    <mi>t</mi>
    <mi>l</mi>
    <mi>e</mi>
  </mrow>
</math>
</file>

<file path=Formula-260/content.xml><?xml version="1.0" encoding="utf-8"?>
<math xmlns="http://www.w3.org/1998/Math/MathML" display="inline">
  <msub>
    <mi>N</mi>
    <mn>1</mn>
  </msub>
</math>
</file>

<file path=Formula-262/content.xml><?xml version="1.0" encoding="utf-8"?>
<math xmlns="http://www.w3.org/1998/Math/MathML" display="inline">
  <msub>
    <mi>A</mi>
    <mn>1</mn>
  </msub>
</math>
</file>

<file path=Formula-264/content.xml><?xml version="1.0" encoding="utf-8"?>
<math xmlns="http://www.w3.org/1998/Math/MathML" display="inline">
  <msub>
    <mi>N</mi>
    <mn>0</mn>
  </msub>
</math>
</file>

<file path=Formula-266/content.xml><?xml version="1.0" encoding="utf-8"?>
<math xmlns="http://www.w3.org/1998/Math/MathML" display="inline">
  <msub>
    <mi>A</mi>
    <mn>0</mn>
  </msub>
</math>
</file>

<file path=Formula-268/content.xml><?xml version="1.0" encoding="utf-8"?>
<math xmlns="http://www.w3.org/1998/Math/MathML" display="inline">
  <msub>
    <mi>A</mi>
    <mn>1</mn>
  </msub>
</math>
</file>

<file path=Formula-270/content.xml><?xml version="1.0" encoding="utf-8"?>
<math xmlns="http://www.w3.org/1998/Math/MathML" display="inline">
  <msub>
    <mi>A</mi>
    <mn>0</mn>
  </msub>
</math>
</file>

<file path=Formula-272/content.xml><?xml version="1.0" encoding="utf-8"?>
<math xmlns="http://www.w3.org/1998/Math/MathML" display="inline">
  <mrow>
    <msub>
      <mi>P</mi>
      <msub>
        <mi>N</mi>
        <mn>1</mn>
      </msub>
    </msub>
    <mrow>
      <mo stretchy="true" form="prefix">(</mo>
      <mi>i</mi>
      <mo>→</mo>
      <mi>j</mi>
      <mo stretchy="false" form="prefix">|</mo>
      <msub>
        <mi>A</mi>
        <mn>1</mn>
      </msub>
      <mo>&lt;</mo>
      <msub>
        <mi>A</mi>
        <mn>0</mn>
      </msub>
      <mo stretchy="true" form="postfix">)</mo>
    </mrow>
    <mo>≤</mo>
    <msub>
      <mi>P</mi>
      <msub>
        <mi>N</mi>
        <mn>0</mn>
      </msub>
    </msub>
    <mrow>
      <mo stretchy="true" form="prefix">(</mo>
      <mi>i</mi>
      <mo>→</mo>
      <mi>j</mi>
      <mo stretchy="false" form="prefix">|</mo>
      <msub>
        <mi>A</mi>
        <mn>0</mn>
      </msub>
      <mo stretchy="true" form="postfix">)</mo>
    </mrow>
  </mrow>
</math>
</file>

<file path=Formula-274/content.xml><?xml version="1.0" encoding="utf-8"?>
<math xmlns="http://www.w3.org/1998/Math/MathML" display="inline">
  <msub>
    <mi>A</mi>
    <mn>1</mn>
  </msub>
</math>
</file>

<file path=Formula-276/content.xml><?xml version="1.0" encoding="utf-8"?>
<math xmlns="http://www.w3.org/1998/Math/MathML" display="inline">
  <msub>
    <mi>A</mi>
    <mn>0</mn>
  </msub>
</math>
</file>

<file path=Formula-278/content.xml><?xml version="1.0" encoding="utf-8"?>
<math xmlns="http://www.w3.org/1998/Math/MathML" display="inline">
  <mi>λ</mi>
</math>
</file>

<file path=Formula-28/content.xml><?xml version="1.0" encoding="utf-8"?>
<math xmlns="http://www.w3.org/1998/Math/MathML" display="block">
  <mi>i</mi>
</math>
</file>

<file path=Formula-280/content.xml><?xml version="1.0" encoding="utf-8"?>
<math xmlns="http://www.w3.org/1998/Math/MathML" display="inline">
  <msub>
    <mi>t</mi>
    <mn>0</mn>
  </msub>
</math>
</file>

<file path=Formula-282/content.xml><?xml version="1.0" encoding="utf-8"?>
<math xmlns="http://www.w3.org/1998/Math/MathML" display="inline">
  <mi>i</mi>
</math>
</file>

<file path=Formula-284/content.xml><?xml version="1.0" encoding="utf-8"?>
<math xmlns="http://www.w3.org/1998/Math/MathML" display="inline">
  <mi>j</mi>
</math>
</file>

<file path=Formula-286/content.xml><?xml version="1.0" encoding="utf-8"?>
<math xmlns="http://www.w3.org/1998/Math/MathML" display="inline">
  <mrow>
    <msub>
      <mi>P</mi>
      <mi>N</mi>
    </msub>
    <mrow>
      <mo stretchy="true" form="prefix">(</mo>
      <mi>i</mi>
      <mo>→</mo>
      <mi>j</mi>
      <mo stretchy="false" form="prefix">|</mo>
      <msub>
        <mi>C</mi>
        <mrow>
          <mi>i</mi>
          <mo>,</mo>
          <mi>j</mi>
        </mrow>
      </msub>
      <mo>=</mo>
      <mn>1</mn>
      <mo>,</mo>
      <mi>t</mi>
      <mo>=</mo>
      <msub>
        <mi>t</mi>
        <mn>0</mn>
      </msub>
      <mo stretchy="true" form="postfix">)</mo>
    </mrow>
    <mo>=</mo>
    <mn>1</mn>
    <mo>−</mo>
    <msup>
      <mi>e</mi>
      <mrow>
        <mo>−</mo>
        <mi>λ</mi>
        <msub>
          <mi>t</mi>
          <mn>0</mn>
        </msub>
      </mrow>
    </msup>
  </mrow>
</math>
</file>

<file path=Formula-288/content.xml><?xml version="1.0" encoding="utf-8"?>
<math xmlns="http://www.w3.org/1998/Math/MathML" display="inline">
  <mn>1</mn>
</math>
</file>

<file path=Formula-290/content.xml><?xml version="1.0" encoding="utf-8"?>
<math xmlns="http://www.w3.org/1998/Math/MathML" display="inline">
  <mrow>
    <mi>t</mi>
    <mo>→</mo>
    <mi>∞</mi>
  </mrow>
</math>
</file>

<file path=Formula-292/content.xml><?xml version="1.0" encoding="utf-8"?>
<math xmlns="http://www.w3.org/1998/Math/MathML" display="inline">
  <mi>λ</mi>
</math>
</file>

<file path=Formula-294/content.xml><?xml version="1.0" encoding="utf-8"?>
<math xmlns="http://www.w3.org/1998/Math/MathML" display="inline">
  <mrow>
    <mo stretchy="true" form="prefix">(</mo>
    <mi>x</mi>
    <mo>,</mo>
    <mi>y</mi>
    <mo stretchy="true" form="postfix">)</mo>
  </mrow>
</math>
</file>

<file path=Formula-296/content.xml><?xml version="1.0" encoding="utf-8"?>
<math xmlns="http://www.w3.org/1998/Math/MathML" display="inline">
  <mrow>
    <msub>
      <mi>P</mi>
      <mrow>
        <mi>x</mi>
        <mo>,</mo>
        <mi>y</mi>
      </mrow>
    </msub>
    <mrow>
      <mo stretchy="true" form="prefix">(</mo>
      <msub>
        <mi>C</mi>
        <mrow>
          <mi>i</mi>
          <mo>,</mo>
          <mi>j</mi>
        </mrow>
      </msub>
      <mo>=</mo>
      <mn>1</mn>
      <mo stretchy="true" form="postfix">)</mo>
    </mrow>
    <mo>=</mo>
    <msub>
      <mi>P</mi>
      <mrow>
        <mi>x</mi>
        <mo>,</mo>
        <mi>y</mi>
      </mrow>
    </msub>
    <mrow>
      <mo stretchy="true" form="prefix">(</mo>
      <mi>i</mi>
      <mo stretchy="true" form="postfix">)</mo>
    </mrow>
    <msub>
      <mi>P</mi>
      <mrow>
        <mi>x</mi>
        <mo>,</mo>
        <mi>y</mi>
      </mrow>
    </msub>
    <mrow>
      <mo stretchy="true" form="prefix">(</mo>
      <mi>j</mi>
      <mo stretchy="true" form="postfix">)</mo>
    </mrow>
    <mi>γ</mi>
  </mrow>
</math>
</file>

<file path=Formula-298/content.xml><?xml version="1.0" encoding="utf-8"?>
<math xmlns="http://www.w3.org/1998/Math/MathML" display="inline">
  <mrow>
    <msub>
      <mi>P</mi>
      <mrow>
        <mi>x</mi>
        <mo>,</mo>
        <mi>y</mi>
      </mrow>
    </msub>
    <mrow>
      <mo stretchy="true" form="prefix">(</mo>
      <mi>i</mi>
      <mo stretchy="true" form="postfix">)</mo>
    </mrow>
  </mrow>
</math>
</file>

<file path=Formula-30/content.xml><?xml version="1.0" encoding="utf-8"?>
<math xmlns="http://www.w3.org/1998/Math/MathML" display="block">
  <mrow>
    <mi>t</mi>
    <mi>i</mi>
    <mi>t</mi>
    <mi>l</mi>
    <mi>e</mi>
    <mi>D</mi>
    <mi>e</mi>
    <mi>l</mi>
    <mi>i</mi>
    <mi>m</mi>
  </mrow>
</math>
</file>

<file path=Formula-300/content.xml><?xml version="1.0" encoding="utf-8"?>
<math xmlns="http://www.w3.org/1998/Math/MathML" display="inline">
  <mrow>
    <msub>
      <mi>P</mi>
      <mrow>
        <mi>x</mi>
        <mo>,</mo>
        <mi>y</mi>
      </mrow>
    </msub>
    <mrow>
      <mo stretchy="true" form="prefix">(</mo>
      <mi>j</mi>
      <mo stretchy="true" form="postfix">)</mo>
    </mrow>
  </mrow>
</math>
</file>

<file path=Formula-302/content.xml><?xml version="1.0" encoding="utf-8"?>
<math xmlns="http://www.w3.org/1998/Math/MathML" display="inline">
  <mi>i</mi>
</math>
</file>

<file path=Formula-304/content.xml><?xml version="1.0" encoding="utf-8"?>
<math xmlns="http://www.w3.org/1998/Math/MathML" display="inline">
  <mi>j</mi>
</math>
</file>

<file path=Formula-306/content.xml><?xml version="1.0" encoding="utf-8"?>
<math xmlns="http://www.w3.org/1998/Math/MathML" display="inline">
  <mi>γ</mi>
</math>
</file>

<file path=Formula-308/content.xml><?xml version="1.0" encoding="utf-8"?>
<math xmlns="http://www.w3.org/1998/Math/MathML" display="inline">
  <mi>γ</mi>
</math>
</file>

<file path=Formula-310/content.xml><?xml version="1.0" encoding="utf-8"?>
<math xmlns="http://www.w3.org/1998/Math/MathML" display="inline">
  <mrow>
    <mo>&gt;</mo>
    <mn>1</mn>
  </mrow>
</math>
</file>

<file path=Formula-312/content.xml><?xml version="1.0" encoding="utf-8"?>
<math xmlns="http://www.w3.org/1998/Math/MathML" display="inline">
  <mrow>
    <mi>p</mi>
    <mo>=</mo>
    <msub>
      <mi>p</mi>
      <mi>A</mi>
    </msub>
    <mrow>
      <mo stretchy="true" form="prefix">(</mo>
      <mi>x</mi>
      <mo>,</mo>
      <mi>y</mi>
      <mo stretchy="true" form="postfix">)</mo>
    </mrow>
    <msub>
      <mi>p</mi>
      <mi>B</mi>
    </msub>
    <mrow>
      <mo stretchy="true" form="prefix">(</mo>
      <mi>x</mi>
      <mo>,</mo>
      <mi>y</mi>
      <mo stretchy="true" form="postfix">)</mo>
    </mrow>
    <mi>γ</mi>
    <mrow>
      <mo stretchy="true" form="prefix">(</mo>
      <mn>1</mn>
      <mo>−</mo>
      <msup>
        <mi>e</mi>
        <mrow>
          <mo>−</mo>
          <mi>λ</mi>
          <msub>
            <mi>t</mi>
            <mn>0</mn>
          </msub>
        </mrow>
      </msup>
      <mo stretchy="true" form="postfix">)</mo>
    </mrow>
  </mrow>
</math>
</file>

<file path=Formula-314/content.xml><?xml version="1.0" encoding="utf-8"?>
<math xmlns="http://www.w3.org/1998/Math/MathML" display="inline">
  <mi>λ</mi>
</math>
</file>

<file path=Formula-316/content.xml><?xml version="1.0" encoding="utf-8"?>
<math xmlns="http://www.w3.org/1998/Math/MathML" display="inline">
  <mrow>
    <mi>n</mi>
    <mo>×</mo>
    <mi>n</mi>
  </mrow>
</math>
</file>

<file path=Formula-318/content.xml><?xml version="1.0" encoding="utf-8"?>
<math xmlns="http://www.w3.org/1998/Math/MathML" display="inline">
  <msup>
    <mi>n</mi>
    <mn>2</mn>
  </msup>
</math>
</file>

<file path=Formula-32/content.xml><?xml version="1.0" encoding="utf-8"?>
<math xmlns="http://www.w3.org/1998/Math/MathML" display="block">
  <mi>t</mi>
</math>
</file>

<file path=Formula-320/content.xml><?xml version="1.0" encoding="utf-8"?>
<math xmlns="http://www.w3.org/1998/Math/MathML" display="inline">
  <msub>
    <mi>N</mi>
    <mn>1</mn>
  </msub>
</math>
</file>

<file path=Formula-322/content.xml><?xml version="1.0" encoding="utf-8"?>
<math xmlns="http://www.w3.org/1998/Math/MathML" display="inline">
  <msub>
    <mi>N</mi>
    <mn>2</mn>
  </msub>
</math>
</file>

<file path=Formula-324/content.xml><?xml version="1.0" encoding="utf-8"?>
<math xmlns="http://www.w3.org/1998/Math/MathML" display="inline">
  <mrow>
    <mo>&lt;</mo>
    <msub>
      <mi>A</mi>
      <mn>0</mn>
    </msub>
  </mrow>
</math>
</file>

<file path=Formula-326/content.xml><?xml version="1.0" encoding="utf-8"?>
<math xmlns="http://www.w3.org/1998/Math/MathML" display="inline">
  <msub>
    <mi>A</mi>
    <mn>0</mn>
  </msub>
</math>
</file>

<file path=Formula-328/content.xml><?xml version="1.0" encoding="utf-8"?>
<math xmlns="http://www.w3.org/1998/Math/MathML" display="inline">
  <msub>
    <mi>N</mi>
    <mn>1</mn>
  </msub>
</math>
</file>

<file path=Formula-330/content.xml><?xml version="1.0" encoding="utf-8"?>
<math xmlns="http://www.w3.org/1998/Math/MathML" display="inline">
  <msub>
    <mi>N</mi>
    <mn>2</mn>
  </msub>
</math>
</file>

<file path=Formula-332/content.xml><?xml version="1.0" encoding="utf-8"?>
<math xmlns="http://www.w3.org/1998/Math/MathML" display="inline">
  <msub>
    <mi>N</mi>
    <mn>0</mn>
  </msub>
</math>
</file>

<file path=Formula-334/content.xml><?xml version="1.0" encoding="utf-8"?>
<math xmlns="http://www.w3.org/1998/Math/MathML" display="inline">
  <msub>
    <mi>N</mi>
    <mn>0</mn>
  </msub>
</math>
</file>

<file path=Formula-336/content.xml><?xml version="1.0" encoding="utf-8"?>
<math xmlns="http://www.w3.org/1998/Math/MathML" display="inline">
  <mi>i</mi>
</math>
</file>

<file path=Formula-338/content.xml><?xml version="1.0" encoding="utf-8"?>
<math xmlns="http://www.w3.org/1998/Math/MathML" display="inline">
  <mi>j</mi>
</math>
</file>

<file path=Formula-34/content.xml><?xml version="1.0" encoding="utf-8"?>
<math xmlns="http://www.w3.org/1998/Math/MathML" display="block">
  <mrow>
    <mi>l</mi>
    <mi>i</mi>
    <mi>s</mi>
    <mi>t</mi>
    <mi>i</mi>
    <mi>n</mi>
    <mi>g</mi>
    <mi>T</mi>
    <mi>i</mi>
    <mi>t</mi>
    <mi>l</mi>
    <mi>e</mi>
  </mrow>
</math>
</file>

<file path=Formula-340/content.xml><?xml version="1.0" encoding="utf-8"?>
<math xmlns="http://www.w3.org/1998/Math/MathML" display="inline">
  <msub>
    <mi>A</mi>
    <mn>0</mn>
  </msub>
</math>
</file>

<file path=Formula-342/content.xml><?xml version="1.0" encoding="utf-8"?>
<math xmlns="http://www.w3.org/1998/Math/MathML" display="inline">
  <mrow>
    <msub>
      <mi>P</mi>
      <msub>
        <mi>N</mi>
        <mn>0</mn>
      </msub>
    </msub>
    <mrow>
      <mo stretchy="true" form="prefix">(</mo>
      <mi>i</mi>
      <mo>→</mo>
      <mi>j</mi>
      <mo stretchy="true" form="postfix">)</mo>
    </mrow>
    <mo>=</mo>
    <mn>1</mn>
    <mo>−</mo>
    <mrow>
      <mo stretchy="true" form="prefix">(</mo>
      <mn>1</mn>
      <mo>−</mo>
      <msub>
        <mi>P</mi>
        <msub>
          <mi>N</mi>
          <mn>1</mn>
        </msub>
      </msub>
      <mrow>
        <mo stretchy="true" form="prefix">(</mo>
        <mi>i</mi>
        <mo>→</mo>
        <mi>j</mi>
        <mo stretchy="true" form="postfix">)</mo>
      </mrow>
      <mo stretchy="true" form="postfix">)</mo>
    </mrow>
    <mo>×</mo>
    <mrow>
      <mo stretchy="true" form="prefix">(</mo>
      <mn>1</mn>
      <mo>−</mo>
      <msub>
        <mi>P</mi>
        <msub>
          <mi>N</mi>
          <mn>2</mn>
        </msub>
      </msub>
      <mrow>
        <mo stretchy="true" form="prefix">(</mo>
        <mi>i</mi>
        <mo>→</mo>
        <mi>j</mi>
        <mo stretchy="true" form="postfix">)</mo>
      </mrow>
      <mo stretchy="true" form="postfix">)</mo>
    </mrow>
  </mrow>
</math>
</file>

<file path=Formula-344/content.xml><?xml version="1.0" encoding="utf-8"?>
<math xmlns="http://www.w3.org/1998/Math/MathML" display="inline">
  <msub>
    <mi>N</mi>
    <mn>1</mn>
  </msub>
</math>
</file>

<file path=Formula-346/content.xml><?xml version="1.0" encoding="utf-8"?>
<math xmlns="http://www.w3.org/1998/Math/MathML" display="inline">
  <msub>
    <mi>N</mi>
    <mn>2</mn>
  </msub>
</math>
</file>

<file path=Formula-348/content.xml><?xml version="1.0" encoding="utf-8"?>
<math xmlns="http://www.w3.org/1998/Math/MathML" display="block">
  <mrow>
    <msub>
      <mi>P</mi>
      <mi>N</mi>
    </msub>
    <mrow>
      <mo stretchy="true" form="prefix">(</mo>
      <mi>i</mi>
      <mo>→</mo>
      <mi>j</mi>
      <mo stretchy="false" form="prefix">|</mo>
      <mi>A</mi>
      <mo>,</mo>
      <mi>t</mi>
      <mo>,</mo>
      <mi>C</mi>
      <mo>,</mo>
      <mi>Ω</mi>
      <mo stretchy="true" form="postfix">)</mo>
    </mrow>
    <mo>≤</mo>
    <msub>
      <mi>P</mi>
      <mi>M</mi>
    </msub>
    <mrow>
      <mo stretchy="true" form="prefix">(</mo>
      <mi>i</mi>
      <mo>→</mo>
      <mi>j</mi>
      <mo stretchy="true" form="postfix">)</mo>
    </mrow>
    <mi>.</mi>
    <mspace width="2.0em"/>
    <mrow>
      <mo stretchy="true" form="prefix">(</mo>
      <mn>5</mn>
      <mo stretchy="true" form="postfix">)</mo>
    </mrow>
  </mrow>
</math>
</file>

<file path=Formula-350/content.xml><?xml version="1.0" encoding="utf-8"?>
<math xmlns="http://www.w3.org/1998/Math/MathML" display="block">
  <mrow>
    <msub>
      <mo>∫</mo>
      <mi>Ω</mi>
    </msub>
    <msub>
      <mo>∫</mo>
      <mi>A</mi>
    </msub>
    <msub>
      <mo>∫</mo>
      <mi>t</mi>
    </msub>
    <msub>
      <mi>P</mi>
      <mi>N</mi>
    </msub>
    <mrow>
      <mo stretchy="true" form="prefix">(</mo>
      <mi>i</mi>
      <mo>→</mo>
      <mi>j</mi>
      <mo stretchy="false" form="prefix">|</mo>
      <mi>A</mi>
      <mo>,</mo>
      <mi>t</mi>
      <mo>,</mo>
      <mi>Ω</mi>
      <mo stretchy="true" form="postfix">)</mo>
    </mrow>
    <mi>d</mi>
    <mi>t</mi>
    <mi>d</mi>
    <mi>A</mi>
    <mi>d</mi>
    <mi>Ω</mi>
    <mo>≤</mo>
    <msub>
      <mi>P</mi>
      <mi>M</mi>
    </msub>
    <mrow>
      <mo stretchy="true" form="prefix">(</mo>
      <mi>i</mi>
      <mo>→</mo>
      <mi>j</mi>
      <mo stretchy="true" form="postfix">)</mo>
    </mrow>
    <mo>,</mo>
    <mspace width="2.0em"/>
    <mrow>
      <mo stretchy="true" form="prefix">(</mo>
      <mn>6</mn>
      <mo stretchy="true" form="postfix">)</mo>
    </mrow>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